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2.845cm" fo:min-width="26.308cm"/>
    </style:style>
    <style:style style:name="gr3" style:family="graphic" style:parent-style-name="standard">
      <style:graphic-properties draw:stroke="none" svg:stroke-color="#000000" draw:fill="none" draw:fill-color="#ffffff" draw:textarea-horizontal-align="left" draw:auto-grow-height="true" draw:auto-grow-width="true" fo:min-height="5.689cm" fo:min-width="27.375cm"/>
    </style:style>
    <style:style style:name="gr4" style:family="graphic" style:parent-style-name="standard">
      <style:graphic-properties draw:fill-color="#ff99ff" draw:textarea-horizontal-align="justify" draw:textarea-vertical-align="middle" draw:auto-grow-height="false" fo:min-height="0.75cm" fo:min-width="2.5cm"/>
    </style:style>
    <style:style style:name="gr5" style:family="graphic" style:parent-style-name="standard">
      <style:graphic-properties draw:fill-color="#ff99ff" draw:textarea-horizontal-align="justify" draw:textarea-vertical-align="middle" draw:auto-grow-height="false" fo:min-height="0.75cm" fo:min-width="2.7cm"/>
    </style:style>
    <style:style style:name="gr6" style:family="graphic" style:parent-style-name="standard">
      <style:graphic-properties draw:textarea-horizontal-align="justify" draw:textarea-vertical-align="middle" draw:auto-grow-height="false" fo:min-height="1.024cm" fo:min-width="2.894cm"/>
    </style:style>
    <style:style style:name="gr7" style:family="graphic" style:parent-style-name="standard">
      <style:graphic-properties draw:textarea-horizontal-align="justify" draw:textarea-vertical-align="middle" draw:auto-grow-height="false" fo:min-height="1.024cm" fo:min-width="4.026cm"/>
    </style:style>
    <style:style style:name="gr8" style:family="graphic" style:parent-style-name="standard">
      <style:graphic-properties draw:textarea-horizontal-align="justify" draw:textarea-vertical-align="middle" draw:auto-grow-height="false" fo:min-height="1.024cm" fo:min-width="3.036cm"/>
    </style:style>
    <style:style style:name="gr9" style:family="graphic" style:parent-style-name="standard">
      <style:graphic-properties draw:textarea-horizontal-align="justify" draw:textarea-vertical-align="middle" draw:auto-grow-height="false" fo:min-height="1.024cm" fo:min-width="1.48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fill-color="#00cc33" draw:textarea-horizontal-align="justify" draw:textarea-vertical-align="middle" draw:auto-grow-height="false" fo:min-height="0.728cm" fo:min-width="1.674cm"/>
    </style:style>
    <style:style style:name="gr12" style:family="graphic" style:parent-style-name="standard">
      <style:graphic-properties draw:stroke="none" svg:stroke-color="#000000" draw:fill="none" draw:fill-color="#ffffff" draw:textarea-horizontal-align="left" draw:auto-grow-height="true" draw:auto-grow-width="true" fo:min-height="3.556cm" fo:min-width="22.718cm"/>
    </style:style>
    <style:style style:name="gr13" style:family="graphic" style:parent-style-name="standard">
      <style:graphic-properties draw:stroke="none" svg:stroke-color="#000000" draw:fill="none" draw:fill-color="#ffffff" draw:textarea-horizontal-align="left" draw:auto-grow-height="true" draw:auto-grow-width="true" fo:min-height="4.267cm" fo:min-width="23.091cm"/>
    </style:style>
    <style:style style:name="gr14" style:family="graphic" style:parent-style-name="standard">
      <style:graphic-properties draw:textarea-horizontal-align="justify" draw:textarea-vertical-align="middle" draw:auto-grow-height="false" fo:min-height="1.55cm" fo:min-width="24.8cm"/>
    </style:style>
    <style:style style:name="gr15" style:family="graphic" style:parent-style-name="standard">
      <style:graphic-properties draw:fill-color="#ff99ff" draw:textarea-horizontal-align="justify" draw:textarea-vertical-align="top" draw:auto-grow-height="false" fo:min-height="6.35cm" fo:min-width="7.8cm"/>
    </style:style>
    <style:style style:name="gr16" style:family="graphic" style:parent-style-name="standard">
      <style:graphic-properties draw:fill-color="#ccff99" draw:textarea-horizontal-align="justify" draw:textarea-vertical-align="top" draw:auto-grow-height="false" fo:min-height="6.35cm" fo:min-width="7.7cm"/>
    </style:style>
    <style:style style:name="gr17" style:family="graphic" style:parent-style-name="standard">
      <style:graphic-properties draw:fill-color="#99ffff" draw:textarea-horizontal-align="justify" draw:textarea-vertical-align="top" draw:auto-grow-height="false" fo:min-height="6.35cm" fo:min-width="7.6cm"/>
    </style:style>
    <style:style style:name="gr18" style:family="graphic" style:parent-style-name="standard">
      <style:graphic-properties draw:fill-color="#ff99ff" draw:textarea-horizontal-align="justify" draw:textarea-vertical-align="middle" draw:auto-grow-height="false" fo:min-height="0.55cm" fo:min-width="1.7cm"/>
    </style:style>
    <style:style style:name="gr19" style:family="graphic" style:parent-style-name="standard">
      <style:graphic-properties draw:fill-color="#ff99ff" draw:textarea-horizontal-align="justify" draw:textarea-vertical-align="middle" draw:auto-grow-height="false" fo:min-height="0.55cm" fo:min-width="1cm"/>
    </style:style>
    <style:style style:name="gr20" style:family="graphic" style:parent-style-name="standard">
      <style:graphic-properties draw:textarea-horizontal-align="justify" draw:textarea-vertical-align="middle" draw:auto-grow-height="false" fo:min-height="1.75cm" fo:min-width="1.7cm"/>
    </style:style>
    <style:style style:name="gr21" style:family="graphic" style:parent-style-name="standard">
      <style:graphic-properties draw:textarea-horizontal-align="justify" draw:textarea-vertical-align="middle" draw:auto-grow-height="false" fo:min-height="1.75cm" fo:min-width="1cm"/>
    </style:style>
    <style:style style:name="gr22" style:family="graphic" style:parent-style-name="standard">
      <style:graphic-properties draw:fill-color="#ccff99" draw:textarea-horizontal-align="justify" draw:textarea-vertical-align="middle" draw:auto-grow-height="false" fo:min-height="0.55cm" fo:min-width="1.7cm"/>
    </style:style>
    <style:style style:name="gr23" style:family="graphic" style:parent-style-name="standard">
      <style:graphic-properties draw:fill-color="#ccff99" draw:textarea-horizontal-align="justify" draw:textarea-vertical-align="middle" draw:auto-grow-height="false" fo:min-height="0.55cm" fo:min-width="1cm"/>
    </style:style>
    <style:style style:name="gr24" style:family="graphic" style:parent-style-name="standard">
      <style:graphic-properties draw:fill-color="#99ffff" draw:textarea-horizontal-align="justify" draw:textarea-vertical-align="middle" draw:auto-grow-height="false" fo:min-height="0.55cm" fo:min-width="1.7cm"/>
    </style:style>
    <style:style style:name="gr25" style:family="graphic" style:parent-style-name="standard">
      <style:graphic-properties draw:fill-color="#99ffff" draw:textarea-horizontal-align="justify" draw:textarea-vertical-align="middle" draw:auto-grow-height="false" fo:min-height="0.55cm" fo:min-width="1cm"/>
    </style:style>
    <style:style style:name="gr26" style:family="graphic" style:parent-style-name="standard">
      <style:graphic-properties draw:textarea-horizontal-align="justify" draw:textarea-vertical-align="middle" draw:auto-grow-height="false" fo:min-height="1.75cm" fo:min-width="1.8cm"/>
    </style:style>
    <style:style style:name="gr27" style:family="graphic" style:parent-style-name="standard">
      <style:graphic-properties draw:fill-color="#ccff99" draw:textarea-horizontal-align="justify" draw:textarea-vertical-align="middle" draw:auto-grow-height="false" fo:min-height="0.55cm" fo:min-width="1.8cm"/>
    </style:style>
    <style:style style:name="gr28" style:family="graphic" style:parent-style-name="standard">
      <style:graphic-properties draw:fill-color="#99ffff" draw:textarea-horizontal-align="justify" draw:textarea-vertical-align="middle" draw:auto-grow-height="false" fo:min-height="0.55cm" fo:min-width="1.8cm"/>
    </style:style>
    <style:style style:name="gr29" style:family="graphic" style:parent-style-name="standard">
      <style:graphic-properties svg:stroke-width="0.035cm" svg:stroke-color="#333333" draw:marker-start-width="0.252cm" draw:marker-end-width="0.252cm" draw:fill="none" draw:fill-color="#ff99ff" draw:textarea-horizontal-align="justify" draw:textarea-vertical-align="middle" draw:auto-grow-height="false" fo:min-height="1.55cm" fo:min-width="5.8cm" fo:padding-top="0.142cm" fo:padding-bottom="0.142cm" fo:padding-left="0.267cm" fo:padding-right="0.267cm"/>
    </style:style>
    <style:style style:name="gr30" style:family="graphic" style:parent-style-name="standard">
      <style:graphic-properties svg:stroke-width="0.035cm" svg:stroke-color="#333333" draw:marker-start-width="0.252cm" draw:marker-end-width="0.252cm" draw:fill="none" draw:fill-color="#ff99ff" draw:textarea-horizontal-align="justify" draw:textarea-vertical-align="middle" draw:auto-grow-height="false" fo:min-height="1.516cm" fo:min-width="5.766cm" fo:padding-top="0.142cm" fo:padding-bottom="0.142cm" fo:padding-left="0.267cm" fo:padding-right="0.267cm"/>
    </style:style>
    <style:style style:name="gr31" style:family="graphic" style:parent-style-name="standard">
      <style:graphic-properties draw:stroke="none" svg:stroke-color="#000000" draw:fill="none" draw:fill-color="#ffffff" draw:textarea-horizontal-align="left" draw:auto-grow-height="true" draw:auto-grow-width="true" fo:min-height="16.812cm" fo:min-width="26.82cm"/>
    </style:style>
    <style:style style:name="gr32" style:family="graphic" style:parent-style-name="standard">
      <style:graphic-properties draw:stroke="none" svg:stroke-color="#000000" draw:fill="none" draw:fill-color="#ffffff" draw:textarea-horizontal-align="left" draw:auto-grow-height="true" draw:auto-grow-width="true" fo:min-height="0.945cm" fo:min-width="4.654cm"/>
    </style:style>
    <style:style style:name="gr33" style:family="graphic" style:parent-style-name="standard">
      <style:graphic-properties draw:textarea-horizontal-align="justify" draw:textarea-vertical-align="top" draw:auto-grow-height="false" fo:min-height="5.15cm" fo:min-width="2.6cm"/>
    </style:style>
    <style:style style:name="gr34" style:family="graphic" style:parent-style-name="standard">
      <style:graphic-properties draw:fill-color="#99ffff" draw:textarea-horizontal-align="justify" draw:textarea-vertical-align="top" draw:auto-grow-height="false" fo:min-height="4.55cm" fo:min-width="4.8cm"/>
    </style:style>
    <style:style style:name="gr35" style:family="graphic" style:parent-style-name="standard">
      <style:graphic-properties draw:stroke="none" svg:stroke-color="#000000" draw:fill="none" draw:fill-color="#ffffff" draw:textarea-horizontal-align="left" draw:auto-grow-height="true" draw:auto-grow-width="true" fo:min-height="1.111cm" fo:min-width="3.977cm"/>
    </style:style>
    <style:style style:name="gr36" style:family="graphic" style:parent-style-name="standard">
      <style:graphic-properties draw:fill-color="#ff3333" draw:textarea-vertical-align="middle" draw:auto-grow-height="false" fo:min-height="0.438cm" fo:min-width="5.688cm"/>
    </style:style>
    <style:style style:name="gr37" style:family="graphic" style:parent-style-name="standard">
      <style:graphic-properties draw:fill-color="#99ff66" draw:textarea-horizontal-align="justify" draw:textarea-vertical-align="middle" draw:auto-grow-height="false" fo:min-height="0.55cm" fo:min-width="2.1cm"/>
    </style:style>
    <style:style style:name="gr38" style:family="graphic" style:parent-style-name="standard">
      <style:graphic-properties draw:fill-color="#99ff66" draw:textarea-horizontal-align="justify" draw:textarea-vertical-align="middle" draw:auto-grow-height="false" fo:min-height="0.55cm" fo:min-width="2cm"/>
    </style:style>
    <style:style style:name="gr39" style:family="graphic" style:parent-style-name="standard">
      <style:graphic-properties draw:fill-color="#99ff66" draw:textarea-horizontal-align="justify" draw:textarea-vertical-align="middle" draw:auto-grow-height="false" fo:min-height="0.55cm" fo:min-width="5.5cm"/>
    </style:style>
    <style:style style:name="gr40" style:family="graphic" style:parent-style-name="standard">
      <style:graphic-properties draw:fill-color="#99ffff" draw:textarea-horizontal-align="justify" draw:textarea-vertical-align="top" draw:auto-grow-height="false" fo:min-height="4.55cm" fo:min-width="5.1cm"/>
    </style:style>
    <style:style style:name="gr41" style:family="graphic" style:parent-style-name="objectwithoutfill">
      <style:graphic-properties draw:marker-start="Arrow" draw:marker-end="" draw:marker-end-width="0.3cm" draw:fill="none" draw:textarea-vertical-align="middle"/>
    </style:style>
    <style:style style:name="gr42" style:family="graphic" style:parent-style-name="standard">
      <style:graphic-properties draw:fill-color="#ccff66" draw:textarea-horizontal-align="justify" draw:textarea-vertical-align="top" draw:auto-grow-height="false" fo:min-height="3.15cm" fo:min-width="4.5cm"/>
    </style:style>
    <style:style style:name="gr43" style:family="graphic" style:parent-style-name="standard">
      <style:graphic-properties draw:fill-color="#9999ff" draw:textarea-horizontal-align="justify" draw:textarea-vertical-align="middle" draw:auto-grow-height="false" fo:min-height="0.95cm" fo:min-width="1.7cm"/>
    </style:style>
    <style:style style:name="gr44" style:family="graphic" style:parent-style-name="standard">
      <style:graphic-properties draw:fill-color="#0066ff" draw:textarea-horizontal-align="justify" draw:textarea-vertical-align="middle" draw:auto-grow-height="false" fo:min-height="0.95cm" fo:min-width="1.7cm"/>
    </style:style>
    <style:style style:name="gr45" style:family="graphic" style:parent-style-name="standard">
      <style:graphic-properties draw:fill-color="#cc66ff" draw:textarea-horizontal-align="justify" draw:textarea-vertical-align="middle" draw:auto-grow-height="false" fo:min-height="0.95cm" fo:min-width="1.7cm"/>
    </style:style>
    <style:style style:name="gr46" style:family="graphic" style:parent-style-name="standard">
      <style:graphic-properties draw:fill-color="#0000ff" draw:textarea-horizontal-align="justify" draw:textarea-vertical-align="middle" draw:auto-grow-height="false" fo:min-height="0.95cm" fo:min-width="1.7cm"/>
    </style:style>
    <style:style style:name="gr47" style:family="graphic" style:parent-style-name="standard">
      <style:graphic-properties draw:fill-color="#9999ff" draw:textarea-horizontal-align="justify" draw:textarea-vertical-align="middle" draw:auto-grow-height="false" fo:min-height="0.95cm" fo:min-width="21.3cm"/>
    </style:style>
    <style:style style:name="gr48" style:family="graphic" style:parent-style-name="standard">
      <style:graphic-properties draw:fill-color="#ff3333" draw:textarea-vertical-align="middle" draw:auto-grow-height="false" fo:min-height="1.126cm" fo:min-width="6.676cm"/>
    </style:style>
    <style:style style:name="gr49" style:family="graphic" style:parent-style-name="standard">
      <style:graphic-properties draw:fill-color="#ff3333" draw:textarea-vertical-align="middle" draw:auto-grow-height="false" fo:min-height="0.438cm" fo:min-width="3.888cm"/>
    </style:style>
    <style:style style:name="gr50" style:family="graphic" style:parent-style-name="objectwithoutfill">
      <style:graphic-properties draw:stroke="dash" draw:stroke-dash="Fine_20_Dotted" svg:stroke-width="0.053cm" svg:stroke-color="#0000ff" draw:marker-start="Arrow" draw:marker-start-width="0.279cm" draw:marker-end="Arrow" draw:marker-end-width="0.379cm" draw:fill="none" draw:textarea-vertical-align="middle" fo:padding-top="0.151cm" fo:padding-bottom="0.151cm" fo:padding-left="0.276cm" fo:padding-right="0.276cm"/>
    </style:style>
    <style:style style:name="gr51" style:family="graphic" style:parent-style-name="standard">
      <style:graphic-properties draw:fill-color="#ff3333" draw:textarea-vertical-align="middle" draw:auto-grow-height="false" fo:min-height="1.28cm" fo:min-width="7.53cm"/>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0.002cm"/>
    </style:style>
    <style:style style:name="gr5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4" style:family="graphic" style:parent-style-name="standard">
      <style:graphic-properties draw:stroke="none" svg:stroke-color="#000000" draw:fill="none" draw:fill-color="#ffffff" draw:textarea-horizontal-align="left" draw:auto-grow-height="true" draw:auto-grow-width="true" fo:min-height="0.712cm" fo:min-width="21.656cm"/>
    </style:style>
    <style:style style:name="gr55" style:family="graphic" style:parent-style-name="standard">
      <style:graphic-properties draw:textarea-horizontal-align="justify" draw:textarea-vertical-align="top" draw:auto-grow-height="false" fo:min-height="4.75cm" fo:min-width="7.9cm"/>
    </style:style>
    <style:style style:name="gr56" style:family="graphic" style:parent-style-name="standard">
      <style:graphic-properties draw:textarea-horizontal-align="justify" draw:textarea-vertical-align="top" draw:auto-grow-height="false" fo:min-height="3.383cm" fo:min-width="7.078cm" fo:wrap-option="no-wrap"/>
    </style:style>
    <style:style style:name="gr57" style:family="graphic" style:parent-style-name="standard">
      <style:graphic-properties draw:fill-color="#cccccc" draw:textarea-horizontal-align="justify" draw:textarea-vertical-align="middle" draw:auto-grow-height="false" fo:min-height="0.55cm" fo:min-width="5.9cm"/>
    </style:style>
    <style:style style:name="gr58" style:family="graphic" style:parent-style-name="standard">
      <style:graphic-properties draw:fill-color="#cccccc" draw:textarea-horizontal-align="justify" draw:textarea-vertical-align="middle" draw:auto-grow-height="false" fo:min-height="0.55cm" fo:min-width="2.9cm"/>
    </style:style>
    <style:style style:name="gr59" style:family="graphic" style:parent-style-name="standard">
      <style:graphic-properties draw:fill-color="#cccccc" draw:textarea-horizontal-align="justify" draw:textarea-vertical-align="middle" draw:auto-grow-height="false" fo:min-height="0.55cm" fo:min-width="3.8cm"/>
    </style:style>
    <style:style style:name="gr60" style:family="graphic" style:parent-style-name="objectwithoutfill">
      <style:graphic-properties draw:marker-start="Arrow" draw:marker-end="" draw:marker-end-width="0.3cm" draw:fill="none" draw:textarea-vertical-align="middle"/>
    </style:style>
    <style:style style:name="gr61" style:family="graphic" style:parent-style-name="objectwithoutfill">
      <style:graphic-properties draw:marker-end="Arrow" draw:marker-end-width="0.3cm" draw:fill="none" draw:textarea-vertical-align="middle"/>
    </style:style>
    <style:style style:name="gr62" style:family="graphic" style:parent-style-name="standard">
      <style:graphic-properties draw:fill-color="#ff99ff" draw:textarea-horizontal-align="justify" draw:textarea-vertical-align="middle" draw:auto-grow-height="false" fo:min-height="0.838cm" fo:min-width="0.804cm"/>
    </style:style>
    <style:style style:name="gr63" style:family="graphic" style:parent-style-name="standard">
      <style:graphic-properties draw:stroke="none" svg:stroke-color="#000000" draw:fill="none" draw:fill-color="#ffffff" draw:textarea-horizontal-align="left" draw:auto-grow-height="true" draw:auto-grow-width="true" fo:min-height="0.712cm" fo:min-width="20.817cm"/>
    </style:style>
    <style:style style:name="gr64" style:family="graphic" style:parent-style-name="standard">
      <style:graphic-properties draw:stroke="none" svg:stroke-color="#000000" draw:fill="none" draw:fill-color="#ffffff" draw:textarea-horizontal-align="left" draw:auto-grow-height="true" draw:auto-grow-width="true" fo:min-height="1.423cm" fo:min-width="23.15cm"/>
    </style:style>
    <style:style style:name="gr65" style:family="graphic" style:parent-style-name="standard">
      <style:graphic-properties draw:stroke="none" svg:stroke-color="#000000" draw:fill="none" draw:fill-color="#ffffff" draw:textarea-horizontal-align="left" draw:auto-grow-height="true" draw:auto-grow-width="true" fo:min-height="2.134cm" fo:min-width="22.269cm"/>
    </style:style>
    <style:style style:name="gr66" style:family="graphic" style:parent-style-name="standard">
      <style:graphic-properties draw:stroke="none" svg:stroke-color="#000000" draw:fill="none" draw:fill-color="#ffffff" draw:textarea-horizontal-align="left" draw:auto-grow-height="true" draw:auto-grow-width="true" fo:min-height="2.134cm" fo:min-width="22.638cm"/>
    </style:style>
    <style:style style:name="gr67" style:family="graphic" style:parent-style-name="standard">
      <style:graphic-properties draw:stroke="none" svg:stroke-color="#000000" draw:fill="none" draw:fill-color="#ffffff" draw:textarea-horizontal-align="left" draw:auto-grow-height="true" draw:auto-grow-width="true" fo:min-height="0.712cm" fo:min-width="20.703cm"/>
    </style:style>
    <style:style style:name="gr68" style:family="graphic" style:parent-style-name="standard">
      <style:graphic-properties draw:stroke="dash" draw:stroke-dash="Fine_20_Dashed" draw:fill-color="#cccccc" draw:textarea-horizontal-align="justify" draw:textarea-vertical-align="middle" draw:auto-grow-height="false" fo:min-height="0.55cm" fo:min-width="1.3cm"/>
    </style:style>
    <style:style style:name="gr69" style:family="graphic" style:parent-style-name="objectwithoutfill">
      <style:graphic-properties draw:stroke="dash" draw:stroke-dash="Fine_20_Dashed" draw:marker-end="Arrow" draw:marker-end-width="0.3cm" draw:fill="none" draw:textarea-vertical-align="middle"/>
    </style:style>
    <style:style style:name="gr70" style:family="graphic" style:parent-style-name="standard">
      <style:graphic-properties draw:stroke="dash" draw:stroke-dash="Ultrafine_20_2_20_Dots_20_3_20_Dashes" svg:stroke-color="#000000" draw:fill="none" draw:fill-color="#ffffff" draw:textarea-horizontal-align="left" draw:auto-grow-height="true" draw:auto-grow-width="true" fo:min-height="14.567cm" fo:min-width="10.022cm"/>
    </style:style>
    <style:style style:name="gr71" style:family="graphic" style:parent-style-name="standard">
      <style:graphic-properties draw:stroke="none" svg:stroke-color="#000000" draw:fill="none" draw:fill-color="#ffffff" draw:textarea-horizontal-align="left" draw:auto-grow-height="true" draw:auto-grow-width="true" fo:min-height="0.712cm" fo:min-width="19.293cm"/>
    </style:style>
    <style:style style:name="gr72" style:family="graphic" style:parent-style-name="standard">
      <style:graphic-properties draw:stroke="none" svg:stroke-color="#000000" draw:fill="none" draw:fill-color="#ffffff" draw:textarea-horizontal-align="left" draw:auto-grow-height="true" draw:auto-grow-width="true" fo:min-height="6.23cm" fo:min-width="13.951cm"/>
    </style:style>
    <style:style style:name="gr73" style:family="graphic" style:parent-style-name="standard">
      <style:graphic-properties draw:stroke="none" svg:stroke-color="#000000" draw:fill="none" draw:fill-color="#ffffff" draw:textarea-horizontal-align="left" draw:auto-grow-height="true" draw:auto-grow-width="true" fo:min-height="2.533cm" fo:min-width="12.71cm"/>
    </style:style>
    <style:style style:name="gr74" style:family="graphic" style:parent-style-name="standard">
      <style:graphic-properties draw:textarea-horizontal-align="justify" draw:textarea-vertical-align="top" draw:auto-grow-height="false" fo:min-height="12.65cm" fo:min-width="7.5cm"/>
    </style:style>
    <style:style style:name="gr75" style:family="graphic" style:parent-style-name="standard">
      <style:graphic-properties draw:textarea-horizontal-align="justify" draw:textarea-vertical-align="top" draw:auto-grow-height="false" fo:min-height="11.65cm" fo:min-width="7.5cm"/>
    </style:style>
    <style:style style:name="gr76" style:family="graphic" style:parent-style-name="standard">
      <style:graphic-properties draw:fill-color="#ff3333" draw:textarea-vertical-align="middle" draw:auto-grow-height="false" fo:min-height="0.668cm" fo:min-width="5.618cm"/>
    </style:style>
    <style:style style:name="gr77" style:family="graphic" style:parent-style-name="standard">
      <style:graphic-properties draw:stroke="none" svg:stroke-color="#000000" draw:fill="none" draw:fill-color="#ffffff" draw:textarea-horizontal-align="left" draw:auto-grow-height="true" draw:auto-grow-width="false" fo:min-height="1.023cm" fo:min-width="0cm"/>
    </style:style>
    <style:style style:name="gr78" style:family="graphic" style:parent-style-name="standard">
      <style:graphic-properties draw:fill-color="#ff3333" draw:textarea-vertical-align="middle" draw:auto-grow-height="false" fo:min-height="0.668cm" fo:min-width="5.818cm"/>
    </style:style>
    <style:style style:name="gr79" style:family="graphic" style:parent-style-name="standard">
      <style:graphic-properties draw:fill-color="#cc66ff" draw:textarea-horizontal-align="justify" draw:textarea-vertical-align="middle" draw:auto-grow-height="false" fo:min-height="0.45cm" fo:min-width="26.1cm"/>
    </style:style>
    <style:style style:name="gr80" style:family="graphic" style:parent-style-name="standard">
      <style:graphic-properties draw:fill-color="#ff3333" draw:textarea-vertical-align="middle" draw:auto-grow-height="false" fo:min-height="1.28cm" fo:min-width="5.43cm"/>
    </style:style>
    <style:style style:name="gr81" style:family="graphic" style:parent-style-name="standard">
      <style:graphic-properties draw:fill-color="#ff99ff" draw:textarea-horizontal-align="justify" draw:textarea-vertical-align="middle" draw:auto-grow-height="false" fo:min-height="0.45cm" fo:min-width="26.1cm"/>
    </style:style>
    <style:style style:name="gr82" style:family="graphic" style:parent-style-name="standard">
      <style:graphic-properties draw:fill-color="#ff3333" draw:textarea-vertical-align="middle" draw:auto-grow-height="false" fo:min-height="1.28cm" fo:min-width="6.23cm"/>
    </style:style>
    <style:style style:name="gr83" style:family="graphic" style:parent-style-name="standard">
      <style:graphic-properties draw:fill-color="#ccff66" draw:textarea-horizontal-align="justify" draw:textarea-vertical-align="top" draw:auto-grow-height="false" fo:min-height="1.65cm" fo:min-width="4.5cm"/>
    </style:style>
    <style:style style:name="gr84" style:family="graphic" style:parent-style-name="standard">
      <style:graphic-properties draw:fill-color="#ff3333" draw:textarea-vertical-align="middle" draw:auto-grow-height="false" fo:min-height="1.661cm" fo:min-width="6.112cm"/>
    </style:style>
    <style:style style:name="gr85" style:family="graphic" style:parent-style-name="standard">
      <style:graphic-properties draw:fill-color="#ccff66" draw:textarea-horizontal-align="justify" draw:textarea-vertical-align="top" draw:auto-grow-height="false" fo:min-height="3.45cm" fo:min-width="4.5cm"/>
    </style:style>
    <style:style style:name="gr86" style:family="graphic" style:parent-style-name="standard">
      <style:graphic-properties draw:stroke="none" svg:stroke-color="#000000" draw:fill="none" draw:fill-color="#ffffff" draw:textarea-horizontal-align="left" draw:auto-grow-height="true" draw:auto-grow-width="false" fo:min-height="1.55cm" fo:min-width="0cm"/>
    </style:style>
    <style:style style:name="gr87" style:family="graphic" style:parent-style-name="standard">
      <style:graphic-properties svg:stroke-color="#ff0000" draw:fill="none" draw:textarea-horizontal-align="justify" draw:textarea-vertical-align="middle" draw:auto-grow-height="false" fo:min-height="1.35cm" fo:min-width="3.5cm"/>
    </style:style>
    <style:style style:name="gr88" style:family="graphic" style:parent-style-name="standard">
      <style:graphic-properties svg:stroke-color="#ff0000" draw:fill="solid" draw:fill-color="#cccccc" draw:textarea-horizontal-align="justify" draw:textarea-vertical-align="middle" draw:auto-grow-height="false" fo:min-height="1.851cm" fo:min-width="0cm"/>
    </style:style>
    <style:style style:name="gr89" style:family="graphic" style:parent-style-name="standard">
      <style:graphic-properties draw:stroke="none" svg:stroke-color="#000000" draw:fill="none" draw:fill-color="#ffffff" draw:textarea-horizontal-align="left" draw:auto-grow-height="true" draw:auto-grow-width="true" fo:min-height="0.949cm" fo:min-width="24.5cm"/>
    </style:style>
    <style:style style:name="gr90" style:family="graphic" style:parent-style-name="standard">
      <style:graphic-properties draw:stroke="none" svg:stroke-color="#000000" draw:fill="none" draw:fill-color="#ffffff" draw:textarea-horizontal-align="left" draw:auto-grow-height="true" draw:auto-grow-width="true" fo:min-height="3.531cm" fo:min-width="13.951cm"/>
    </style:style>
    <style:style style:name="pr1" style:family="presentation" style:parent-style-name="Standard-title">
      <style:graphic-properties fo:min-height="1.763cm"/>
    </style:style>
    <style:style style:name="pr2" style:family="presentation" style:parent-style-name="Standard-subtitle">
      <style:graphic-properties draw:fill-color="#ffffff" fo:min-height="10.086cm"/>
    </style:style>
    <style:style style:name="pr3" style:family="presentation" style:parent-style-name="Standard-notes">
      <style:graphic-properties draw:fill-color="#ffffff"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r6" style:family="presentation" style:parent-style-name="Standard-subtitle">
      <style:graphic-properties draw:fill-color="#ffffff" draw:textarea-vertical-align="top" fo:min-height="8.452cm"/>
    </style:style>
    <style:style style:name="pr7" style:family="presentation" style:parent-style-name="Standard-subtitle">
      <style:graphic-properties draw:fill-color="#ffffff" draw:textarea-vertical-align="top" draw:auto-grow-height="true" fo:min-height="1.586cm"/>
    </style:style>
    <style:style style:name="co1" style:family="table-column">
      <style:table-column-properties style:column-width="12.905cm" style:use-optimal-column-width="false"/>
    </style:style>
    <style:style style:name="ro1" style:family="table-row">
      <style:table-row-properties style:row-height="1.317cm"/>
    </style:style>
    <style:style style:name="ce1" style:family="table-cell">
      <style:text-properties fo:font-size="15pt" style:font-size-asian="15pt" style:font-size-complex="15pt"/>
    </style:style>
    <style:style style:name="P1" style:family="paragraph">
      <style:paragraph-properties fo:text-align="start"/>
      <style:text-properties fo:font-size="15pt" style:font-size-asian="15pt" style:font-size-complex="15pt"/>
    </style:style>
    <style:style style:name="P2" style:family="paragraph">
      <style:text-properties fo:font-size="15pt" style:font-size-asian="15pt" style:font-size-complex="15pt"/>
    </style:style>
    <style:style style:name="P3" style:family="paragraph">
      <loext:graphic-properties draw:fill-color="#ffffff"/>
    </style:style>
    <style:style style:name="P4" style:family="paragraph">
      <style:paragraph-properties fo:text-align="start"/>
      <style:text-properties fo:font-size="18pt" style:font-size-asian="14pt" style:font-size-complex="14pt"/>
    </style:style>
    <style:style style:name="P5" style:family="paragraph">
      <style:paragraph-properties fo:text-align="end"/>
      <style:text-properties fo:font-size="18pt" style:font-size-asian="14pt" style:font-size-complex="14pt"/>
    </style:style>
    <style:style style:name="P6" style:family="paragraph">
      <style:paragraph-properties fo:text-align="start"/>
    </style:style>
    <style:style style:name="P7" style:family="paragraph">
      <style:paragraph-properties fo:margin-top="0.42cm" fo:margin-bottom="0.35cm" fo:text-align="start"/>
    </style:style>
    <style:style style:name="P8" style:family="paragraph">
      <loext:graphic-properties draw:fill-color="#ffffff"/>
      <style:paragraph-properties fo:text-align="start"/>
      <style:text-properties fo:font-size="32pt"/>
    </style:style>
    <style:style style:name="P9" style:family="paragraph">
      <loext:graphic-properties draw:fill="none" draw:fill-color="#ffffff"/>
    </style:style>
    <style:style style:name="P10" style:family="paragraph">
      <loext:graphic-properties draw:fill-color="#ffffff"/>
      <style:text-properties fo:font-size="20pt"/>
    </style:style>
    <style:style style:name="P11" style:family="paragraph">
      <style:paragraph-properties fo:margin-left="0cm" fo:margin-right="0cm" fo:text-align="start" fo:text-indent="0cm"/>
    </style:style>
    <style:style style:name="P12" style:family="paragraph">
      <loext:graphic-properties draw:fill-color="#ffffff"/>
      <style:paragraph-properties fo:margin-left="0cm" fo:margin-right="0cm" fo:text-align="start" fo:text-indent="0cm"/>
    </style:style>
    <style:style style:name="P13" style:family="paragraph">
      <style:paragraph-properties fo:text-align="center"/>
    </style:style>
    <style:style style:name="P14" style:family="paragraph">
      <loext:graphic-properties draw:fill-color="#ff99ff"/>
      <style:paragraph-properties fo:text-align="center"/>
    </style:style>
    <style:style style:name="P15" style:family="paragraph">
      <loext:graphic-properties draw:fill="none"/>
      <style:paragraph-properties fo:text-align="center"/>
    </style:style>
    <style:style style:name="P16" style:family="paragraph">
      <loext:graphic-properties draw:fill-color="#00cc33"/>
      <style:paragraph-properties fo:text-align="center"/>
    </style:style>
    <style:style style:name="P17" style:family="paragraph">
      <loext:graphic-properties draw:fill-color="#ffffff"/>
      <style:paragraph-properties fo:margin-left="0cm" fo:margin-right="0cm" fo:text-align="start" fo:text-indent="0cm"/>
      <style:text-properties fo:font-size="32pt"/>
    </style:style>
    <style:style style:name="P18" style:family="paragraph">
      <loext:graphic-properties draw:fill="none" draw:fill-color="#ffffff"/>
      <style:text-properties fo:font-size="18pt"/>
    </style:style>
    <style:style style:name="P19" style:family="paragraph">
      <loext:graphic-properties draw:fill-color="#ccff99"/>
      <style:paragraph-properties fo:text-align="center"/>
    </style:style>
    <style:style style:name="P20" style:family="paragraph">
      <loext:graphic-properties draw:fill-color="#99ffff"/>
      <style:paragraph-properties fo:text-align="center"/>
    </style:style>
    <style:style style:name="P21" style:family="paragraph">
      <loext:graphic-properties draw:fill-color="#ff99ff"/>
      <style:paragraph-properties fo:text-align="center"/>
      <style:text-properties fo:font-size="16pt" style:font-size-asian="16pt" style:font-size-complex="16pt"/>
    </style:style>
    <style:style style:name="P22" style:family="paragraph">
      <style:paragraph-properties fo:text-align="center"/>
      <style:text-properties fo:font-size="16pt" style:font-size-asian="16pt" style:font-size-complex="16pt"/>
    </style:style>
    <style:style style:name="P23" style:family="paragraph">
      <style:paragraph-properties fo:text-align="center"/>
      <style:text-properties fo:font-size="13pt" style:font-size-asian="13pt" style:font-size-complex="13pt"/>
    </style:style>
    <style:style style:name="P24" style:family="paragraph">
      <loext:graphic-properties draw:fill-color="#ccff99"/>
      <style:paragraph-properties fo:text-align="center"/>
      <style:text-properties fo:font-size="16pt" style:font-size-asian="16pt" style:font-size-complex="16pt"/>
    </style:style>
    <style:style style:name="P25" style:family="paragraph">
      <loext:graphic-properties draw:fill-color="#99ffff"/>
      <style:paragraph-properties fo:text-align="center"/>
      <style:text-properties fo:font-size="16pt" style:font-size-asian="16pt" style:font-size-complex="16pt"/>
    </style:style>
    <style:style style:name="P26" style:family="paragraph">
      <loext:graphic-properties draw:fill-color="#99ffff"/>
      <style:paragraph-properties fo:text-align="center"/>
      <style:text-properties fo:font-size="14pt" style:font-size-asian="14pt" style:font-size-complex="14pt"/>
    </style:style>
    <style:style style:name="P27" style:family="paragraph">
      <loext:graphic-properties draw:fill="none" draw:fill-color="#ff99ff"/>
      <style:paragraph-properties fo:text-align="center"/>
    </style:style>
    <style:style style:name="P28" style:family="paragraph">
      <loext:graphic-properties draw:fill="none" draw:fill-color="#ffffff"/>
      <style:text-properties fo:font-size="24pt" style:font-size-asian="24pt" style:font-size-complex="24pt"/>
    </style:style>
    <style:style style:name="P29" style:family="paragraph">
      <style:paragraph-properties fo:text-align="center"/>
      <style:text-properties fo:font-size="12pt" fo:font-weight="bold" style:font-weight-asian="bold" style:font-weight-complex="bold"/>
    </style:style>
    <style:style style:name="P30" style:family="paragraph">
      <loext:graphic-properties draw:fill-color="#99ffff"/>
      <style:paragraph-properties fo:text-align="start"/>
      <style:text-properties fo:font-size="12pt" style:font-size-asian="12pt" style:font-size-complex="12pt"/>
    </style:style>
    <style:style style:name="P31" style:family="paragraph">
      <loext:graphic-properties draw:fill="none" draw:fill-color="#ffffff"/>
      <style:paragraph-properties fo:text-align="center"/>
      <style:text-properties fo:font-size="12pt"/>
    </style:style>
    <style:style style:name="P32" style:family="paragraph">
      <loext:graphic-properties draw:fill-color="#ff3333"/>
      <style:paragraph-properties fo:text-align="center"/>
      <style:text-properties fo:font-size="12pt" style:font-size-asian="14pt" style:font-size-complex="14pt"/>
    </style:style>
    <style:style style:name="P33" style:family="paragraph">
      <loext:graphic-properties draw:fill-color="#99ff66"/>
      <style:paragraph-properties fo:text-align="center"/>
      <style:text-properties fo:font-size="14pt"/>
    </style:style>
    <style:style style:name="P34" style:family="paragraph">
      <loext:graphic-properties draw:fill-color="#ccff66"/>
      <style:paragraph-properties fo:text-align="center"/>
      <style:text-properties fo:font-size="12pt" fo:font-weight="bold" style:font-weight-asian="bold" style:font-weight-complex="bold"/>
    </style:style>
    <style:style style:name="P35" style:family="paragraph">
      <loext:graphic-properties draw:fill-color="#9999ff"/>
      <style:paragraph-properties fo:text-align="center"/>
      <style:text-properties fo:font-size="12pt" fo:font-weight="bold" style:font-size-asian="16pt" style:font-weight-asian="bold" style:font-size-complex="16pt" style:font-weight-complex="bold"/>
    </style:style>
    <style:style style:name="P36" style:family="paragraph">
      <loext:graphic-properties draw:fill-color="#0066ff"/>
      <style:paragraph-properties fo:text-align="center"/>
      <style:text-properties fo:font-size="12pt" style:font-size-asian="16pt" style:font-size-complex="16pt"/>
    </style:style>
    <style:style style:name="P37" style:family="paragraph">
      <loext:graphic-properties draw:fill-color="#cc66ff"/>
      <style:paragraph-properties fo:text-align="center"/>
      <style:text-properties fo:font-size="12pt" style:font-size-asian="16pt" style:font-size-complex="16pt"/>
    </style:style>
    <style:style style:name="P38" style:family="paragraph">
      <loext:graphic-properties draw:fill-color="#0000ff"/>
      <style:paragraph-properties fo:text-align="center"/>
      <style:text-properties fo:font-size="12pt" style:font-size-asian="16pt" style:font-size-complex="16pt"/>
    </style:style>
    <style:style style:name="P39" style:family="paragraph">
      <loext:graphic-properties draw:fill-color="#9999ff"/>
      <style:paragraph-properties fo:text-align="center"/>
      <style:text-properties fo:font-size="12pt" style:font-size-asian="16pt" style:font-size-complex="16pt"/>
    </style:style>
    <style:style style:name="P40" style:family="paragraph">
      <loext:graphic-properties draw:fill="none"/>
      <style:paragraph-properties fo:text-align="center"/>
      <style:text-properties fo:color="#0000ff" fo:font-size="14pt" fo:font-weight="bold" style:font-size-asian="14pt" style:font-weight-asian="bold" style:font-size-complex="14pt" style:font-weight-complex="bold"/>
    </style:style>
    <style:style style:name="P41" style:family="paragraph">
      <style:text-properties fo:font-size="15pt"/>
    </style:style>
    <style:style style:name="P42" style:family="paragraph">
      <loext:graphic-properties draw:fill="none" draw:fill-color="#ffffff"/>
      <style:text-properties fo:font-size="15pt"/>
    </style:style>
    <style:style style:name="P43" style:family="paragraph">
      <style:paragraph-properties fo:text-align="center"/>
      <style:text-properties fo:font-size="12pt" style:font-size-asian="12pt" style:font-size-complex="12pt"/>
    </style:style>
    <style:style style:name="P44" style:family="paragraph">
      <loext:graphic-properties draw:fill-color="#cccccc"/>
      <style:paragraph-properties fo:text-align="center"/>
      <style:text-properties fo:font-size="12pt" style:font-size-asian="12pt" style:font-size-complex="12pt"/>
    </style:style>
    <style:style style:name="P45" style:family="paragraph">
      <loext:graphic-properties draw:fill="none"/>
      <style:paragraph-properties fo:text-align="center"/>
      <style:text-properties fo:font-size="13pt" style:font-size-asian="13pt" style:font-size-complex="13pt"/>
    </style:style>
    <style:style style:name="P46" style:family="paragraph">
      <loext:graphic-properties draw:fill-color="#ff99ff"/>
      <style:paragraph-properties fo:text-align="center"/>
      <style:text-properties fo:color="#000000" fo:font-size="14pt" style:font-size-asian="14pt" style:font-size-complex="14pt"/>
    </style:style>
    <style:style style:name="P47" style:family="paragraph">
      <loext:graphic-properties draw:fill="none" draw:fill-color="#ffffff"/>
      <style:paragraph-properties fo:text-align="center"/>
    </style:style>
    <style:style style:name="P48" style:family="paragraph">
      <style:text-properties fo:font-size="12pt" fo:font-weight="bold" style:font-weight-asian="bold" style:font-weight-complex="bold"/>
    </style:style>
    <style:style style:name="P49" style:family="paragraph">
      <loext:graphic-properties draw:fill="none" draw:fill-color="#ffffff"/>
      <style:text-properties fo:font-size="12pt" fo:font-weight="bold" style:font-weight-asian="bold" style:font-weight-complex="bold"/>
    </style:style>
    <style:style style:name="P50" style:family="paragraph">
      <style:text-properties fo:font-size="12pt" fo:font-weight="normal" style:font-weight-asian="normal" style:font-weight-complex="normal"/>
    </style:style>
    <style:style style:name="P51" style:family="paragraph">
      <loext:graphic-properties draw:fill-color="#ff3333"/>
      <style:paragraph-properties fo:text-align="center"/>
      <style:text-properties fo:font-size="12pt" fo:font-weight="normal" style:font-size-asian="14pt" style:font-weight-asian="normal" style:font-size-complex="14pt" style:font-weight-complex="normal"/>
    </style:style>
    <style:style style:name="P52" style:family="paragraph">
      <loext:graphic-properties draw:fill-color="#cc66ff"/>
      <style:paragraph-properties fo:text-align="center"/>
      <style:text-properties fo:font-size="12pt" style:font-size-asian="12pt" style:font-size-complex="12pt"/>
    </style:style>
    <style:style style:name="P53" style:family="paragraph">
      <style:text-properties fo:font-size="12pt" style:font-size-asian="12pt" style:font-size-complex="12pt"/>
    </style:style>
    <style:style style:name="P54" style:family="paragraph">
      <loext:graphic-properties draw:fill-color="#ff3333"/>
      <style:paragraph-properties fo:text-align="center"/>
      <style:text-properties fo:font-size="12pt" style:font-size-asian="12pt" style:font-size-complex="12pt"/>
    </style:style>
    <style:style style:name="P55" style:family="paragraph">
      <loext:graphic-properties draw:fill-color="#ff99ff"/>
      <style:paragraph-properties fo:text-align="center"/>
      <style:text-properties fo:font-size="12pt" style:font-size-asian="12pt" style:font-size-complex="12pt"/>
    </style:style>
    <style:style style:name="P56" style:family="paragraph">
      <style:text-properties fo:font-size="12pt"/>
    </style:style>
    <style:style style:name="P57" style:family="paragraph">
      <loext:graphic-properties draw:fill="none" draw:fill-color="#ffffff"/>
      <style:text-properties fo:font-size="12pt"/>
    </style:style>
    <style:style style:name="P58" style:family="paragraph">
      <loext:graphic-properties draw:fill="solid" draw:fill-color="#cccccc"/>
      <style:paragraph-properties fo:text-align="center"/>
    </style:style>
    <style:style style:name="P59" style:family="paragraph">
      <style:text-properties fo:font-size="14pt"/>
    </style:style>
    <style:style style:name="P60" style:family="paragraph">
      <loext:graphic-properties draw:fill="none" draw:fill-color="#ffffff"/>
      <style:text-properties fo:font-size="14pt"/>
    </style:style>
    <style:style style:name="T1" style:family="text">
      <style:text-properties fo:font-size="15pt" style:font-size-asian="15pt" style:font-size-complex="15pt"/>
    </style:style>
    <style:style style:name="T2" style:family="text">
      <style:text-properties style:font-size-asian="14pt" style:font-size-complex="14pt"/>
    </style:style>
    <style:style style:name="T3" style:family="text">
      <style:text-properties fo:font-size="20pt" style:font-size-asian="20pt" style:font-size-complex="20pt"/>
    </style:style>
    <style:style style:name="T4" style:family="text">
      <style:text-properties fo:font-size="32pt"/>
    </style:style>
    <style:style style:name="T5" style:family="text">
      <style:text-properties fo:font-size="18pt"/>
    </style:style>
    <style:style style:name="T6" style:family="text">
      <style:text-properties fo:font-size="16pt" style:font-size-asian="16pt" style:font-size-complex="16pt"/>
    </style:style>
    <style:style style:name="T7" style:family="text">
      <style:text-properties fo:font-size="13pt" style:font-size-asian="13pt" style:font-size-complex="13pt"/>
    </style:style>
    <style:style style:name="T8" style:family="text">
      <style:text-properties fo:font-size="14pt" style:font-size-asian="14pt" style:font-size-complex="14pt"/>
    </style:style>
    <style:style style:name="T9" style:family="text">
      <style:text-properties fo:font-size="24pt" style:font-size-asian="24pt" style:font-size-complex="24pt"/>
    </style:style>
    <style:style style:name="T10" style:family="text">
      <style:text-properties fo:font-size="12pt" fo:font-weight="bold" style:font-weight-asian="bold" style:font-weight-complex="bold"/>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style:style>
    <style:style style:name="T14" style:family="text">
      <style:text-properties fo:font-size="12pt" style:font-size-asian="14pt" style:font-size-complex="14pt"/>
    </style:style>
    <style:style style:name="T15" style:family="text">
      <style:text-properties fo:font-size="14pt"/>
    </style:style>
    <style:style style:name="T16" style:family="text">
      <style:text-properties fo:color="#3333ff" fo:font-size="12pt" fo:font-weight="bold" style:font-weight-asian="bold" style:font-weight-complex="bold"/>
    </style:style>
    <style:style style:name="T17" style:family="text">
      <style:text-properties fo:color="#3333ff" fo:font-size="12pt" fo:font-weight="bold" style:font-size-asian="16pt" style:font-weight-asian="bold" style:font-size-complex="16pt" style:font-weight-complex="bold"/>
    </style:style>
    <style:style style:name="T18" style:family="text">
      <style:text-properties fo:font-size="12pt" fo:font-weight="bold" style:font-size-asian="16pt" style:font-weight-asian="bold" style:font-size-complex="16pt" style:font-weight-complex="bold"/>
    </style:style>
    <style:style style:name="T19" style:family="text">
      <style:text-properties fo:font-size="12pt" style:font-size-asian="16pt" style:font-size-complex="16pt"/>
    </style:style>
    <style:style style:name="T20" style:family="text">
      <style:text-properties fo:color="#ff0000" fo:font-size="12pt" fo:font-weight="bold" style:font-size-asian="16pt" style:font-weight-asian="bold" style:font-size-complex="16pt" style:font-weight-complex="bold"/>
    </style:style>
    <style:style style:name="T21" style:family="text">
      <style:text-properties fo:color="#ff0000" fo:font-size="18pt" fo:font-weight="bold" style:font-size-asian="18pt" style:font-weight-asian="bold" style:font-size-complex="18pt" style:font-weight-complex="bold"/>
    </style:style>
    <style:style style:name="T22" style:family="text">
      <style:text-properties fo:font-size="12pt" fo:font-weight="bold" style:font-size-asian="14pt" style:font-weight-asian="bold" style:font-size-complex="14pt" style:font-weight-complex="bold"/>
    </style:style>
    <style:style style:name="T23" style:family="text">
      <style:text-properties fo:color="#0000ff" fo:font-size="14pt" fo:font-weight="bold" style:font-size-asian="14pt" style:font-weight-asian="bold" style:font-size-complex="14pt" style:font-weight-complex="bold"/>
    </style:style>
    <style:style style:name="T24" style:family="text">
      <style:text-properties fo:font-size="12pt" fo:font-weight="normal" style:font-size-asian="14pt" style:font-weight-asian="normal" style:font-size-complex="14pt" style:font-weight-complex="normal"/>
    </style:style>
    <style:style style:name="T25" style:family="text">
      <style:text-properties fo:font-size="11pt" style:font-size-asian="11pt" style:font-size-complex="11pt"/>
    </style:style>
    <style:style style:name="T26" style:family="text">
      <style:text-properties fo:color="#000000" fo:font-size="14pt" style:font-size-asian="14pt" style:font-size-complex="14pt"/>
    </style:style>
    <style:style style:name="T27" style:family="text">
      <style:text-properties fo:font-weight="bold" style:font-weight-asian="bold" style:font-weight-complex="bold"/>
    </style:style>
    <style:style style:name="T28" style:family="text">
      <style:text-properties fo:font-size="13pt" fo:font-weight="bold" style:font-size-asian="13pt" style:font-weight-asian="bold" style:font-size-complex="13pt" style:font-weight-complex="bold"/>
    </style:style>
    <style:style style:name="T29" style:family="text">
      <style:text-properties fo:color="#ff0000" fo:font-size="13pt" fo:font-weight="bold" style:font-size-asian="13pt" style:font-weight-asian="bold" style:font-size-complex="13pt" style:font-weight-complex="bold"/>
    </style:style>
    <style:style style:name="T30" style:family="text">
      <style:text-properties fo:color="#ff0000" fo:font-size="13pt" style:font-size-asian="13pt" style:font-size-complex="13pt"/>
    </style:style>
    <style:style style:name="T31" style:family="text">
      <style:text-properties fo:color="#ff0000" fo:font-size="14pt" style:font-size-asian="14pt" style:font-size-complex="14pt"/>
    </style:style>
    <style:style style:name="T32" style:family="text">
      <style:text-properties fo:font-style="italic" style:font-style-asian="italic" style:font-style-complex="italic"/>
    </style:style>
    <style:style style:name="T33" style:family="text">
      <style:text-properties fo:font-weight="normal" style:font-weight-asian="normal" style:font-weight-complex="normal"/>
    </style:style>
    <style:style style:name="T34" style:family="text">
      <style:text-properties fo:color="#330099" fo:font-size="12pt" fo:font-weight="bold" style:font-size-asian="12pt" style:font-weight-asian="bold" style:font-size-complex="12pt" style:font-weight-complex="bold"/>
    </style:style>
    <style:style style:name="T35" style:family="text">
      <style:text-properties fo:color="#ff66ff" fo:font-size="12pt" fo:font-weight="bold" style:font-size-asian="12pt" style:font-weight-asian="bold" style:font-size-complex="12pt" style:font-weight-complex="bold"/>
    </style:style>
    <style:style style:name="T36" style:family="text">
      <style:text-properties fo:font-size="12pt" fo:font-weight="normal" style:font-size-asian="12pt" style:font-weight-asian="normal" style:font-size-complex="12pt" style:font-weight-complex="normal"/>
    </style:style>
    <style:style style:name="T37" style:family="text">
      <style:text-properties fo:color="#000000" fo:font-size="12pt" fo:font-weight="bold" style:font-size-asian="12pt" style:font-weight-asian="bold" style:font-size-complex="12pt" style:font-weight-complex="bold"/>
    </style:style>
    <style:style style:name="T38" style:family="text">
      <style:text-properties fo:color="#0000ff" fo:font-size="13pt" fo:font-weight="bold" style:font-size-asian="13pt" style:font-weight-asian="bold" style:font-size-complex="13pt" style:font-weight-complex="bold"/>
    </style:style>
    <style:style style:name="T39" style:family="text">
      <style:text-properties style:font-size-asian="15pt" style:font-size-complex="15pt"/>
    </style:style>
    <style:style style:name="T40" style:family="text">
      <style:text-properties fo:font-size="13pt" fo:font-weight="normal" style:font-size-asian="13pt" style:font-weight-asian="normal" style:font-size-complex="13pt" style:font-weight-complex="normal"/>
    </style:style>
    <style:style style:name="T41" style:family="text">
      <style:text-properties fo:color="#ff0000"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2" draw:layer="layout" svg:width="25.199cm" svg:height="1.763cm" svg:x="2cm" svg:y="0.837cm" presentation:class="title" presentation:user-transformed="true">
          <draw:text-box>
            <text:p text:style-name="P1"><text:span text:style-name="T1">SMB215</text:span></text:p>
          </draw:text-box>
        </draw:frame>
        <draw:frame presentation:style-name="pr2" draw:text-style-name="P3" draw:layer="layout" svg:width="25.199cm" svg:height="10.086cm" svg:x="1.6cm" svg:y="4.914cm" presentation:class="subtitle" presentation:user-transformed="true">
          <draw:text-box>
            <text:p>Déploiement d’applications réparties avec Docker</text:p>
          </draw:text-box>
        </draw:frame>
        <draw:frame presentation:style-name="pr1" draw:text-style-name="P4" draw:layer="layout" svg:width="6.599cm" svg:height="1.763cm" svg:x="1.901cm" svg:y="18cm" presentation:class="title" presentation:user-transformed="true">
          <draw:text-box>
            <text:p text:style-name="P4"><text:span text:style-name="T2">Charles </text:span><text:span text:style-name="T2">Huber</text:span></text:p>
          </draw:text-box>
        </draw:frame>
        <draw:frame presentation:style-name="pr1" draw:text-style-name="P5" draw:layer="layout" svg:width="6.599cm" svg:height="1.763cm" svg:x="19.602cm" svg:y="18.001cm" presentation:class="title" presentation:user-transformed="true">
          <draw:text-box>
            <text:p text:style-name="P5"><text:span text:style-name="T2">2016/201</text:span><text:span text:style-name="T2">7</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Plan</text:p>
          </draw:text-box>
        </draw:frame>
        <draw:frame presentation:style-name="pr5" draw:layer="layout" svg:width="25.199cm" svg:height="12.179cm" svg:x="1.4cm" svg:y="6.214cm" presentation:class="outline" presentation:user-transformed="true">
          <draw:text-box>
            <text:list text:style-name="L2">
              <text:list-item>
                <text:p>Qu’est-ce qu’un conteneur</text:p>
                <text:p/>
              </text:list-item>
              <text:list-item>
                <text:p>Les principes de base de Docker</text:p>
                <text:p/>
              </text:list-item>
              <text:list-item>
                <text:p>Gérer et déployer des services aux sein d’un cluster</text:p>
                <text:p/>
              </text:list-item>
              <text:list-item>
                <text:p>Gérer ses machines docker sur le cloud</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6" draw:text-style-name="P8" draw:layer="layout" svg:width="13.4cm" svg:height="8.452cm" svg:x="1.2cm" svg:y="5.714cm" presentation:class="subtitle" presentation:user-transformed="true">
          <draw:text-box>
            <text:p text:style-name="P6"><text:span text:style-name="T3">Cgrou</text:span><text:span text:style-name="T3">ps sou</text:span><text:span text:style-name="T3">s-</text:span><text:span text:style-name="T3">systè</text:span><text:span text:style-name="T3">mes </text:span><text:span text:style-name="T3">(/sys/f</text:span><text:span text:style-name="T3">s/cgro</text:span><text:span text:style-name="T3">up/):</text:span></text:p>
            <text:p text:style-name="P7"><text:span text:style-name="T1">memory </text:span></text:p>
            <text:p text:style-name="P7"><text:span text:style-name="T1">CPU </text:span></text:p>
            <text:p text:style-name="P7"><text:span text:style-name="T1">block I/O </text:span></text:p>
            <text:p text:style-name="P7"><text:span text:style-name="T1">Network</text:span></text:p>
            <text:p text:style-name="P7"><text:span text:style-name="T1">cpuset </text:span></text:p>
            <text:p text:style-name="P7"><text:span text:style-name="T1">…</text:span><text:span text:style-name="T1">.</text:span></text:p>
            <text:p text:style-name="P6"><text:span text:style-name="T4"/></text:p>
          </draw:text-box>
        </draw:frame>
        <draw:frame presentation:style-name="pr6" draw:text-style-name="P8" draw:layer="layout" svg:width="9.2cm" svg:height="8.452cm" svg:x="17.1cm" svg:y="5.72cm">
          <draw:text-box>
            <text:p text:style-name="P6"><text:span text:style-name="T3">Name</text:span><text:span text:style-name="T3">space</text:span><text:span text:style-name="T3">s (/pro</text:span><text:span text:style-name="T3">c/</text:span><text:span text:style-name="T3">[pid]/n</text:span><text:span text:style-name="T3">s):</text:span></text:p>
            <text:p text:style-name="P7"><text:span text:style-name="T1">pid</text:span></text:p>
            <text:p text:style-name="P7"><text:span text:style-name="T1">net</text:span></text:p>
            <text:p text:style-name="P7"><text:span text:style-name="T1">mnt</text:span></text:p>
            <text:p text:style-name="P7"><text:span text:style-name="T1">uts</text:span></text:p>
            <text:p text:style-name="P7"><text:span text:style-name="T1">ipc</text:span></text:p>
            <text:p text:style-name="P7"><text:span text:style-name="T1">user</text:span></text:p>
            <text:p text:style-name="P6"><text:span text:style-name="T4"/></text:p>
          </draw:text-box>
        </draw:frame>
        <draw:frame draw:style-name="gr2" draw:text-style-name="P9" draw:layer="layout" svg:width="26.808cm" svg:height="3.095cm" svg:x="0.492cm" svg:y="0.938cm">
          <draw:text-box>
            <text:p>La gestion des conteneurs est une fonctionnalité associée au noyau Linux,</text:p>
            <text:p>depuis la version 2.6.24 (2008).</text:p>
            <text:p/>
            <text:p>Les containers sont construits à partir de groupes de contrôles et d’espaces de noms :</text:p>
          </draw:text-box>
        </draw:frame>
        <draw:frame draw:style-name="gr3" draw:text-style-name="P9" draw:layer="layout" svg:width="27.875cm" svg:height="5.939cm" svg:x="0.192cm" svg:y="14.039cm">
          <draw:text-box>
            <text:p>Les groupes de contrôle permettent de limiter et de contrôler les ressources attribuées à </text:p>
            <text:p>un processus.</text:p>
            <text:p/>
            <text:p>Les espaces de nom permettent d’isoler un processus au sein d’un système pouvant bénéficier</text:p>
            <text:p>d’un arbre de processus, d’interfaces réseau, de points de montage ou encore d’utilisateurs qui</text:p>
            <text:p>sont complètement isolés du système hôte.</text:p>
            <text:p/>
            <text:p>Le système hôte aura une vue sur les espaces de nom qu’il contient, mais l’inverse n’est pas vrai.</text:p>
          </draw:text-box>
        </draw:frame>
        <presentation:notes draw:style-name="dp2">
          <draw:page-thumbnail draw:style-name="gr1" draw:layer="layout" svg:width="14.848cm" svg:height="11.136cm" svg:x="3.075cm" svg:y="2.257cm" draw:page-number="3" presentation:class="page"/>
          <draw:frame presentation:style-name="pr3" draw:text-style-name="P10"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presentation:style-name="pr7" draw:text-style-name="P12" draw:layer="layout" svg:width="25.199cm" svg:height="1.586cm" svg:x="1.4cm" svg:y="1.014cm" presentation:class="subtitle" presentation:user-transformed="true">
          <draw:text-box>
            <text:p text:style-name="P11">Les cgroups sont organisés en hiérarchie :</text:p>
          </draw:text-box>
        </draw:frame>
        <draw:custom-shape draw:style-name="gr4" draw:text-style-name="P14" draw:layer="layout" svg:width="3cm" svg:height="1cm" svg:x="3.6cm" svg:y="3.8cm">
          <text:p text:style-name="P13">CPU</text:p>
          <draw:enhanced-geometry svg:viewBox="0 0 21600 21600" draw:type="rectangle" draw:enhanced-path="M 0 0 L 21600 0 21600 21600 0 21600 0 0 Z N"/>
        </draw:custom-shape>
        <draw:custom-shape draw:style-name="gr5" draw:text-style-name="P14" draw:layer="layout" svg:width="3.2cm" svg:height="1cm" svg:x="8cm" svg:y="3.8cm">
          <text:p text:style-name="P13">memory</text:p>
          <draw:enhanced-geometry svg:viewBox="0 0 21600 21600" draw:type="rectangle" draw:enhanced-path="M 0 0 L 21600 0 21600 21600 0 21600 0 0 Z N"/>
        </draw:custom-shape>
        <draw:custom-shape draw:style-name="gr4" draw:text-style-name="P14" draw:layer="layout" svg:width="3cm" svg:height="1cm" svg:x="16.6cm" svg:y="3.8cm">
          <text:p text:style-name="P13">net_ctl</text:p>
          <draw:enhanced-geometry svg:viewBox="0 0 21600 21600" draw:type="rectangle" draw:enhanced-path="M 0 0 L 21600 0 21600 21600 0 21600 0 0 Z N"/>
        </draw:custom-shape>
        <draw:custom-shape draw:style-name="gr6" draw:text-style-name="P13" draw:layer="layout" svg:width="4.8cm" svg:height="1.8cm" svg:x="4.9cm" svg:y="6.2cm">
          <text:p text:style-name="P13">cpu_and_me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3" draw:layer="layout" svg:width="4.8cm" svg:height="1.8cm" svg:x="15.7cm" svg:y="6.3cm">
          <text:p text:style-name="P13">ne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3" draw:layer="layout" svg:width="6.4cm" svg:height="1.8cm" svg:x="1.4cm" svg:y="9.4cm">
          <text:p text:style-name="P13">half_cpu_1gb_ma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3" draw:layer="layout" svg:width="5cm" svg:height="1.8cm" svg:x="20.7cm" svg:y="9.5cm">
          <text:p text:style-name="P13">trans_rate_3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3" draw:layer="layout" svg:width="2.8cm" svg:height="1.8cm" svg:x="14.6cm" svg:y="9.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3" draw:layer="layout" svg:width="2.8cm" svg:height="1.8cm" svg:x="14.601cm" svg:y="9.601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3" draw:layer="layout" svg:width="2.8cm" svg:height="1.8cm" svg:x="9.4cm" svg:y="9.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3" draw:layer="layout" svg:width="2.8cm" svg:height="1.8cm" svg:x="1.2cm" svg:y="12.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5" draw:layer="layout" svg:x1="17.4cm" svg:y1="8.1cm" svg:x2="16.6cm" svg:y2="9.6cm">
          <text:p/>
        </draw:line>
        <draw:line draw:style-name="gr10" draw:text-style-name="P15" draw:layer="layout" svg:x1="3.084cm" svg:y1="11.2cm" svg:x2="2.6cm" svg:y2="12.4cm">
          <text:p/>
        </draw:line>
        <draw:line draw:style-name="gr10" draw:text-style-name="P15" draw:layer="layout" svg:x1="5.8cm" svg:y1="7.8cm" svg:x2="4.4cm" svg:y2="9.4cm">
          <text:p/>
        </draw:line>
        <draw:line draw:style-name="gr10" draw:text-style-name="P15" draw:layer="layout" svg:x1="9cm" svg:y1="7.8cm" svg:x2="10.2cm" svg:y2="9.4cm">
          <text:p/>
        </draw:line>
        <draw:line draw:style-name="gr10" draw:text-style-name="P15" draw:layer="layout" svg:x1="18.2cm" svg:y1="4.8cm" svg:x2="18.2cm" svg:y2="6.3cm">
          <text:p/>
        </draw:line>
        <draw:line draw:style-name="gr10" draw:text-style-name="P15" draw:layer="layout" svg:x1="20cm" svg:y1="7.8cm" svg:x2="21.8cm" svg:y2="9.6cm">
          <text:p/>
        </draw:line>
        <draw:line draw:style-name="gr10" draw:text-style-name="P15" draw:layer="layout" svg:x1="5.224cm" svg:y1="4.8cm" svg:x2="6.2cm" svg:y2="6.2cm">
          <text:p/>
        </draw:line>
        <draw:line draw:style-name="gr10" draw:text-style-name="P15" draw:layer="layout" svg:x1="9.6cm" svg:y1="4.8cm" svg:x2="8.6cm" svg:y2="6.2cm">
          <text:p/>
        </draw:line>
        <draw:custom-shape draw:style-name="gr11" draw:text-style-name="P16" draw:layer="layout" svg:width="4cm" svg:height="1.8cm" svg:x="11.4cm" svg:y="12.7cm">
          <text:p text:style-name="P13">httpd</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10" draw:text-style-name="P15" draw:layer="layout" svg:x1="11.8cm" svg:y1="13.2cm" svg:x2="7.4cm" svg:y2="11cm">
          <text:p/>
        </draw:line>
        <draw:line draw:style-name="gr10" draw:text-style-name="P15" draw:layer="layout" svg:x1="15cm" svg:y1="13.2cm" svg:x2="20.7cm" svg:y2="10.8cm">
          <text:p/>
        </draw:line>
        <draw:frame draw:style-name="gr12" draw:text-style-name="P9" draw:layer="layout" svg:width="23.218cm" svg:height="3.806cm" svg:x="1.8cm" svg:y="15.4cm">
          <draw:text-box>
            <text:p>Un sous système de ressource ne peut appartenir qu’a une seule hiérarchie.</text:p>
            <text:p/>
            <text:p>Une hiérarchie peut contenir plusieurs sous systèmes.</text:p>
            <text:p/>
            <text:p>Un processus ne peut pas appartenir à 2 cgroups au sein de la même hiérarchie.</text:p>
          </draw:text-box>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office:forms form:automatic-focus="false" form:apply-design-mode="false"/>
        <draw:frame presentation:style-name="pr7" draw:text-style-name="P17" draw:layer="layout" svg:width="25.199cm" svg:height="1.586cm" svg:x="1.4cm" svg:y="1.014cm" presentation:class="subtitle" presentation:user-transformed="true">
          <draw:text-box>
            <text:p text:style-name="P11"><text:span text:style-name="T4">Les </text:span><text:span text:style-name="T4">esp</text:span><text:span text:style-name="T4">ace</text:span><text:span text:style-name="T4">s de </text:span><text:span text:style-name="T4">nom </text:span><text:span text:style-name="T4">isol</text:span><text:span text:style-name="T4">ent </text:span><text:span text:style-name="T4">les </text:span><text:span text:style-name="T4">cont</text:span><text:span text:style-name="T4">aine</text:span><text:span text:style-name="T4">rs</text:span></text:p>
          </draw:text-box>
        </draw:frame>
        <draw:frame draw:style-name="gr13" draw:text-style-name="P18" draw:layer="layout" svg:width="23.591cm" svg:height="4.517cm" svg:x="1.8cm" svg:y="15.4cm">
          <draw:text-box>
            <text:p><text:span text:style-name="T5">Plusieu</text:span><text:span text:style-name="T5">rs </text:span><text:span text:style-name="T5">applicat</text:span><text:span text:style-name="T5">ions </text:span><text:span text:style-name="T5">contenu</text:span><text:span text:style-name="T5">es dans </text:span><text:span text:style-name="T5">des </text:span><text:span text:style-name="T5">distribut</text:span><text:span text:style-name="T5">ions </text:span><text:span text:style-name="T5">Linux </text:span><text:span text:style-name="T5">différen</text:span><text:span text:style-name="T5">tes, qui </text:span><text:span text:style-name="T5">sont </text:span></text:p>
            <text:p><text:span text:style-name="T5">complèt</text:span><text:span text:style-name="T5">ement </text:span><text:span text:style-name="T5">isolées </text:span><text:span text:style-name="T5">les </text:span><text:span text:style-name="T5">unes </text:span><text:span text:style-name="T5">des </text:span><text:span text:style-name="T5">autres, </text:span><text:span text:style-name="T5">mais </text:span><text:span text:style-name="T5">qui </text:span><text:span text:style-name="T5">partage</text:span><text:span text:style-name="T5">nt le </text:span><text:span text:style-name="T5">même </text:span><text:span text:style-name="T5">noyau </text:span></text:p>
            <text:p><text:span text:style-name="T5">Linux.</text:span></text:p>
            <text:p><text:span text:style-name="T5"/></text:p>
            <text:p><text:span text:style-name="T5">La mise </text:span><text:span text:style-name="T5">en </text:span><text:span text:style-name="T5">place </text:span><text:span text:style-name="T5">d’une </text:span><text:span text:style-name="T5">passere</text:span><text:span text:style-name="T5">lle </text:span><text:span text:style-name="T5">réseau </text:span><text:span text:style-name="T5">au sein </text:span><text:span text:style-name="T5">du </text:span><text:span text:style-name="T5">systèm</text:span><text:span text:style-name="T5">e hôte </text:span><text:span text:style-name="T5">peut </text:span></text:p>
            <text:p><text:span text:style-name="T5">permett</text:span><text:span text:style-name="T5">re leur </text:span><text:span text:style-name="T5">commu</text:span><text:span text:style-name="T5">nication</text:span><text:span text:style-name="T5">.</text:span></text:p>
          </draw:text-box>
        </draw:frame>
        <draw:custom-shape draw:style-name="gr14" draw:text-style-name="P13" draw:layer="layout" svg:width="25.3cm" svg:height="1.8cm" svg:x="1.4cm" svg:y="13.2cm">
          <text:p text:style-name="P13">KERNEL HÔTE</text:p>
          <draw:enhanced-geometry svg:viewBox="0 0 21600 21600" draw:type="rectangle" draw:enhanced-path="M 0 0 L 21600 0 21600 21600 0 21600 0 0 Z N"/>
        </draw:custom-shape>
        <draw:custom-shape draw:style-name="gr15" draw:text-style-name="P14" draw:layer="layout" svg:width="8.3cm" svg:height="6.6cm" svg:x="1.4cm" svg:y="3.1cm">
          <text:p text:style-name="P13">Debian</text:p>
          <draw:enhanced-geometry svg:viewBox="0 0 21600 21600" draw:type="rectangle" draw:enhanced-path="M 0 0 L 21600 0 21600 21600 0 21600 0 0 Z N"/>
        </draw:custom-shape>
        <draw:custom-shape draw:style-name="gr16" draw:text-style-name="P19" draw:layer="layout" svg:width="8.2cm" svg:height="6.6cm" svg:x="10.1cm" svg:y="3.1cm">
          <text:p text:style-name="P13">Alpine</text:p>
          <draw:enhanced-geometry svg:viewBox="0 0 21600 21600" draw:type="rectangle" draw:enhanced-path="M 0 0 L 21600 0 21600 21600 0 21600 0 0 Z N"/>
        </draw:custom-shape>
        <draw:custom-shape draw:style-name="gr17" draw:text-style-name="P20" draw:layer="layout" svg:width="8.1cm" svg:height="6.6cm" svg:x="18.6cm" svg:y="3.1cm">
          <text:p text:style-name="P13">Debian</text:p>
          <draw:enhanced-geometry svg:viewBox="0 0 21600 21600" draw:type="rectangle" draw:enhanced-path="M 0 0 L 21600 0 21600 21600 0 21600 0 0 Z N"/>
        </draw:custom-shape>
        <draw:custom-shape draw:style-name="gr18" draw:text-style-name="P21" draw:layer="layout" svg:width="2.2cm" svg:height="0.8cm" svg:x="1.4cm" svg:y="10cm">
          <text:p text:style-name="P13"><text:span text:style-name="T6">PID 1</text:span></text:p>
          <draw:enhanced-geometry svg:viewBox="0 0 21600 21600" draw:type="rectangle" draw:enhanced-path="M 0 0 L 21600 0 21600 21600 0 21600 0 0 Z N"/>
        </draw:custom-shape>
        <draw:custom-shape draw:style-name="gr19" draw:text-style-name="P21" draw:layer="layout" svg:width="1.5cm" svg:height="0.8cm" svg:x="3.9cm" svg:y="10cm">
          <text:p text:style-name="P13"><text:span text:style-name="T6">/</text:span></text:p>
          <draw:enhanced-geometry svg:viewBox="0 0 21600 21600" draw:type="rectangle" draw:enhanced-path="M 0 0 L 21600 0 21600 21600 0 21600 0 0 Z N"/>
        </draw:custom-shape>
        <draw:custom-shape draw:style-name="gr19" draw:text-style-name="P21" draw:layer="layout" svg:width="1.5cm" svg:height="0.8cm" svg:x="5.7cm" svg:y="10cm">
          <text:p text:style-name="P13"><text:span text:style-name="T6">uid 0</text:span></text:p>
          <draw:enhanced-geometry svg:viewBox="0 0 21600 21600" draw:type="rectangle" draw:enhanced-path="M 0 0 L 21600 0 21600 21600 0 21600 0 0 Z N"/>
        </draw:custom-shape>
        <draw:custom-shape draw:style-name="gr20" draw:text-style-name="P22" draw:layer="layout" svg:width="2.2cm" svg:height="2cm" svg:x="1.4cm" svg:y="11cm">
          <text:p text:style-name="P13"><text:span text:style-name="T6">PID X</text:span></text:p>
          <draw:enhanced-geometry svg:viewBox="0 0 21600 21600" draw:type="rectangle" draw:enhanced-path="M 0 0 L 21600 0 21600 21600 0 21600 0 0 Z N"/>
        </draw:custom-shape>
        <draw:custom-shape draw:style-name="gr21" draw:text-style-name="P22" draw:layer="layout" svg:width="1.5cm" svg:height="2cm" svg:x="3.9cm" svg:y="11cm">
          <text:p text:style-name="P13"><text:span text:style-name="T6">.../ct1</text:span></text:p>
          <draw:enhanced-geometry svg:viewBox="0 0 21600 21600" draw:type="rectangle" draw:enhanced-path="M 0 0 L 21600 0 21600 21600 0 21600 0 0 Z N"/>
        </draw:custom-shape>
        <draw:custom-shape draw:style-name="gr21" draw:text-style-name="P23" draw:layer="layout" svg:width="1.5cm" svg:height="2cm" svg:x="5.7cm" svg:y="11cm">
          <text:p text:style-name="P13"><text:span text:style-name="T7">subuid</text:span></text:p>
          <text:p text:style-name="P13"><text:span text:style-name="T7">X</text:span></text:p>
          <draw:enhanced-geometry svg:viewBox="0 0 21600 21600" draw:type="rectangle" draw:enhanced-path="M 0 0 L 21600 0 21600 21600 0 21600 0 0 Z N"/>
        </draw:custom-shape>
        <draw:custom-shape draw:style-name="gr22" draw:text-style-name="P24" draw:layer="layout" svg:width="2.2cm" svg:height="0.8cm" svg:x="10.1cm" svg:y="10cm">
          <text:p text:style-name="P13"><text:span text:style-name="T6">PID 1</text:span></text:p>
          <draw:enhanced-geometry svg:viewBox="0 0 21600 21600" draw:type="rectangle" draw:enhanced-path="M 0 0 L 21600 0 21600 21600 0 21600 0 0 Z N"/>
        </draw:custom-shape>
        <draw:custom-shape draw:style-name="gr23" draw:text-style-name="P24" draw:layer="layout" svg:width="1.5cm" svg:height="0.8cm" svg:x="12.6cm" svg:y="10cm">
          <text:p text:style-name="P13"><text:span text:style-name="T6">/</text:span></text:p>
          <draw:enhanced-geometry svg:viewBox="0 0 21600 21600" draw:type="rectangle" draw:enhanced-path="M 0 0 L 21600 0 21600 21600 0 21600 0 0 Z N"/>
        </draw:custom-shape>
        <draw:custom-shape draw:style-name="gr23" draw:text-style-name="P24" draw:layer="layout" svg:width="1.5cm" svg:height="0.8cm" svg:x="14.3cm" svg:y="10cm">
          <text:p text:style-name="P13"><text:span text:style-name="T6">uid 0</text:span></text:p>
          <draw:enhanced-geometry svg:viewBox="0 0 21600 21600" draw:type="rectangle" draw:enhanced-path="M 0 0 L 21600 0 21600 21600 0 21600 0 0 Z N"/>
        </draw:custom-shape>
        <draw:custom-shape draw:style-name="gr20" draw:text-style-name="P22" draw:layer="layout" svg:width="2.2cm" svg:height="2cm" svg:x="10.1cm" svg:y="11cm">
          <text:p text:style-name="P13"><text:span text:style-name="T6">PID Y</text:span></text:p>
          <draw:enhanced-geometry svg:viewBox="0 0 21600 21600" draw:type="rectangle" draw:enhanced-path="M 0 0 L 21600 0 21600 21600 0 21600 0 0 Z N"/>
        </draw:custom-shape>
        <draw:custom-shape draw:style-name="gr24" draw:text-style-name="P25" draw:layer="layout" svg:width="2.2cm" svg:height="0.8cm" svg:x="18.6cm" svg:y="10cm">
          <text:p text:style-name="P13"><text:span text:style-name="T6">PID 1</text:span></text:p>
          <draw:enhanced-geometry svg:viewBox="0 0 21600 21600" draw:type="rectangle" draw:enhanced-path="M 0 0 L 21600 0 21600 21600 0 21600 0 0 Z N"/>
        </draw:custom-shape>
        <draw:custom-shape draw:style-name="gr25" draw:text-style-name="P26" draw:layer="layout" svg:width="1.5cm" svg:height="0.8cm" svg:x="21cm" svg:y="10cm">
          <text:p text:style-name="P13"><text:span text:style-name="T8">/</text:span></text:p>
          <draw:enhanced-geometry svg:viewBox="0 0 21600 21600" draw:type="rectangle" draw:enhanced-path="M 0 0 L 21600 0 21600 21600 0 21600 0 0 Z N"/>
        </draw:custom-shape>
        <draw:custom-shape draw:style-name="gr25" draw:text-style-name="P25" draw:layer="layout" svg:width="1.5cm" svg:height="0.8cm" svg:x="22.7cm" svg:y="10cm">
          <text:p text:style-name="P13"><text:span text:style-name="T6">uid 0</text:span></text:p>
          <draw:enhanced-geometry svg:viewBox="0 0 21600 21600" draw:type="rectangle" draw:enhanced-path="M 0 0 L 21600 0 21600 21600 0 21600 0 0 Z N"/>
        </draw:custom-shape>
        <draw:custom-shape draw:style-name="gr20" draw:text-style-name="P22" draw:layer="layout" svg:width="2.2cm" svg:height="2cm" svg:x="18.6cm" svg:y="11cm">
          <text:p text:style-name="P13"><text:span text:style-name="T6">PID Z</text:span></text:p>
          <draw:enhanced-geometry svg:viewBox="0 0 21600 21600" draw:type="rectangle" draw:enhanced-path="M 0 0 L 21600 0 21600 21600 0 21600 0 0 Z N"/>
        </draw:custom-shape>
        <draw:custom-shape draw:style-name="gr21" draw:text-style-name="P22" draw:layer="layout" svg:width="1.5cm" svg:height="2cm" svg:x="12.6cm" svg:y="11cm">
          <text:p text:style-name="P13"><text:span text:style-name="T6">.../ct2</text:span></text:p>
          <draw:enhanced-geometry svg:viewBox="0 0 21600 21600" draw:type="rectangle" draw:enhanced-path="M 0 0 L 21600 0 21600 21600 0 21600 0 0 Z N"/>
        </draw:custom-shape>
        <draw:custom-shape draw:style-name="gr21" draw:text-style-name="P22" draw:layer="layout" svg:width="1.5cm" svg:height="2cm" svg:x="21cm" svg:y="11cm">
          <text:p text:style-name="P13"><text:span text:style-name="T6">../ct3</text:span></text:p>
          <draw:enhanced-geometry svg:viewBox="0 0 21600 21600" draw:type="rectangle" draw:enhanced-path="M 0 0 L 21600 0 21600 21600 0 21600 0 0 Z N"/>
        </draw:custom-shape>
        <draw:custom-shape draw:style-name="gr21" draw:text-style-name="P22" draw:layer="layout" svg:width="1.5cm" svg:height="2cm" svg:x="14.3cm" svg:y="11cm">
          <text:p text:style-name="P13"><text:span text:style-name="T7">subuid</text:span></text:p>
          <text:p text:style-name="P13"><text:span text:style-name="T7">Y</text:span></text:p>
          <draw:enhanced-geometry svg:viewBox="0 0 21600 21600" draw:type="rectangle" draw:enhanced-path="M 0 0 L 21600 0 21600 21600 0 21600 0 0 Z N"/>
        </draw:custom-shape>
        <draw:custom-shape draw:style-name="gr21" draw:text-style-name="P22" draw:layer="layout" svg:width="1.5cm" svg:height="2cm" svg:x="22.7cm" svg:y="11cm">
          <text:p text:style-name="P13"><text:span text:style-name="T7">subuid</text:span></text:p>
          <text:p text:style-name="P13"><text:span text:style-name="T7">Z</text:span></text:p>
          <draw:enhanced-geometry svg:viewBox="0 0 21600 21600" draw:type="rectangle" draw:enhanced-path="M 0 0 L 21600 0 21600 21600 0 21600 0 0 Z N"/>
        </draw:custom-shape>
        <draw:custom-shape draw:style-name="gr26" draw:text-style-name="P22" draw:layer="layout" svg:width="2.3cm" svg:height="2cm" svg:x="24.4cm" svg:y="11cm">
          <text:p text:style-name="P13"><text:span text:style-name="T6">veth3</text:span></text:p>
          <text:p text:style-name="P13"><text:span text:style-name="T6">via</text:span></text:p>
          <text:p text:style-name="P13"><text:span text:style-name="T6">bridge 1</text:span></text:p>
          <draw:enhanced-geometry svg:viewBox="0 0 21600 21600" draw:type="rectangle" draw:enhanced-path="M 0 0 L 21600 0 21600 21600 0 21600 0 0 Z N"/>
        </draw:custom-shape>
        <draw:custom-shape draw:style-name="gr18" draw:text-style-name="P21" draw:layer="layout" svg:width="2.2cm" svg:height="0.8cm" svg:x="7.5cm" svg:y="10cm">
          <text:p text:style-name="P13"><text:span text:style-name="T6">eth0x1</text:span></text:p>
          <draw:enhanced-geometry svg:viewBox="0 0 21600 21600" draw:type="rectangle" draw:enhanced-path="M 0 0 L 21600 0 21600 21600 0 21600 0 0 Z N"/>
        </draw:custom-shape>
        <draw:custom-shape draw:style-name="gr27" draw:text-style-name="P24" draw:layer="layout" svg:width="2.3cm" svg:height="0.8cm" svg:x="16cm" svg:y="10cm">
          <text:p text:style-name="P13"><text:span text:style-name="T6">eth0x2</text:span></text:p>
          <draw:enhanced-geometry svg:viewBox="0 0 21600 21600" draw:type="rectangle" draw:enhanced-path="M 0 0 L 21600 0 21600 21600 0 21600 0 0 Z N"/>
        </draw:custom-shape>
        <draw:custom-shape draw:style-name="gr28" draw:text-style-name="P25" draw:layer="layout" svg:width="2.3cm" svg:height="0.8cm" svg:x="24.4cm" svg:y="10cm">
          <text:p text:style-name="P13"><text:span text:style-name="T6">eth0x3</text:span></text:p>
          <draw:enhanced-geometry svg:viewBox="0 0 21600 21600" draw:type="rectangle" draw:enhanced-path="M 0 0 L 21600 0 21600 21600 0 21600 0 0 Z N"/>
        </draw:custom-shape>
        <draw:custom-shape draw:style-name="gr29" draw:text-style-name="P27" draw:layer="layout" svg:width="6.3cm" svg:height="1.8cm" svg:x="2.1cm" svg:y="6cm">
          <text:p text:style-name="P13">httpd</text:p>
          <draw:enhanced-geometry svg:viewBox="0 0 21600 21600" draw:type="rectangle" draw:enhanced-path="M 0 0 L 21600 0 21600 21600 0 21600 0 0 Z N"/>
        </draw:custom-shape>
        <draw:line draw:style-name="gr10" draw:text-style-name="P15" draw:layer="layout" svg:x1="2.6cm" svg:y1="7.8cm" svg:x2="2.6cm" svg:y2="10cm">
          <text:p/>
        </draw:line>
        <draw:custom-shape draw:style-name="gr30" draw:text-style-name="P27" draw:layer="layout" svg:width="6.3cm" svg:height="1.8cm" svg:x="11.1cm" svg:y="6cm">
          <text:p text:style-name="P13">Tomcat</text:p>
          <draw:enhanced-geometry svg:viewBox="0 0 21600 21600" draw:type="rectangle" draw:enhanced-path="M 0 0 L 21600 0 21600 21600 0 21600 0 0 Z N"/>
        </draw:custom-shape>
        <draw:line draw:style-name="gr10" draw:text-style-name="P15" draw:layer="layout" svg:x1="11.4cm" svg:y1="7.8cm" svg:x2="11.4cm" svg:y2="10cm">
          <text:p/>
        </draw:line>
        <draw:custom-shape draw:style-name="gr30" draw:text-style-name="P27" draw:layer="layout" svg:width="6.3cm" svg:height="1.8cm" svg:x="19.2cm" svg:y="6cm">
          <text:p text:style-name="P13">Mysql</text:p>
          <draw:enhanced-geometry svg:viewBox="0 0 21600 21600" draw:type="rectangle" draw:enhanced-path="M 0 0 L 21600 0 21600 21600 0 21600 0 0 Z N"/>
        </draw:custom-shape>
        <draw:line draw:style-name="gr10" draw:text-style-name="P15" draw:layer="layout" svg:x1="20cm" svg:y1="7.8cm" svg:x2="20cm" svg:y2="10cm">
          <text:p/>
        </draw:line>
        <draw:custom-shape draw:style-name="gr26" draw:text-style-name="P22" draw:layer="layout" svg:width="2.3cm" svg:height="2cm" svg:x="16cm" svg:y="11cm">
          <text:p text:style-name="P13"><text:span text:style-name="T6">veth2</text:span></text:p>
          <text:p text:style-name="P13"><text:span text:style-name="T6">via</text:span></text:p>
          <text:p text:style-name="P13"><text:span text:style-name="T6">bridge 1</text:span></text:p>
          <draw:enhanced-geometry svg:viewBox="0 0 21600 21600" draw:type="rectangle" draw:enhanced-path="M 0 0 L 21600 0 21600 21600 0 21600 0 0 Z N"/>
        </draw:custom-shape>
        <draw:custom-shape draw:style-name="gr20" draw:text-style-name="P22" draw:layer="layout" svg:width="2.2cm" svg:height="2cm" svg:x="7.5cm" svg:y="11cm">
          <text:p text:style-name="P13"><text:span text:style-name="T6">veth1</text:span></text:p>
          <text:p text:style-name="P13"><text:span text:style-name="T6">via</text:span></text:p>
          <text:p text:style-name="P13"><text:span text:style-name="T6">bridge 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3" draw:text-style-name="P10"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office:forms form:automatic-focus="false" form:apply-design-mode="false"/>
        <draw:frame draw:style-name="gr31" draw:text-style-name="P18" draw:layer="layout" svg:width="27.32cm" svg:height="17.062cm" svg:x="0.426cm" svg:y="3.038cm">
          <draw:text-box>
            <text:p><text:span text:style-name="T5">- Les </text:span><text:span text:style-name="T5">contene</text:span><text:span text:style-name="T5">urs </text:span><text:span text:style-name="T5">permett</text:span><text:span text:style-name="T5">ent de </text:span><text:span text:style-name="T5">construi</text:span><text:span text:style-name="T5">re des </text:span><text:span text:style-name="T5">systèm</text:span><text:span text:style-name="T5">es </text:span><text:span text:style-name="T5">isolés </text:span><text:span text:style-name="T5">au sein </text:span><text:span text:style-name="T5">d’une </text:span><text:span text:style-name="T5">même </text:span><text:span text:style-name="T5">machin</text:span><text:span text:style-name="T5">e </text:span></text:p>
            <text:p><text:span text:style-name="T5">hôte. <text:s/></text:span></text:p>
            <text:p><text:span text:style-name="T5"/></text:p>
            <text:p><text:span text:style-name="T5"/></text:p>
            <text:p><text:span text:style-name="T5">- </text:span><text:span text:style-name="T5">Contrair</text:span><text:span text:style-name="T5">ement </text:span><text:span text:style-name="T5">aux </text:span><text:span text:style-name="T5">VMs, </text:span><text:span text:style-name="T5">ces </text:span><text:span text:style-name="T5">différen</text:span><text:span text:style-name="T5">ts </text:span><text:span text:style-name="T5">systèm</text:span><text:span text:style-name="T5">es </text:span><text:span text:style-name="T5">partage</text:span><text:span text:style-name="T5">nt le </text:span><text:span text:style-name="T5">même </text:span><text:span text:style-name="T5">noyau </text:span><text:span text:style-name="T5">Linux et </text:span><text:span text:style-name="T5">sont </text:span></text:p>
            <text:p><text:span text:style-name="T5">donc </text:span><text:span text:style-name="T5">beauco</text:span><text:span text:style-name="T5">up plus </text:span><text:span text:style-name="T5">légers </text:span><text:span text:style-name="T5">qu’un </text:span><text:span text:style-name="T5">systèm</text:span><text:span text:style-name="T5">e </text:span><text:span text:style-name="T5">complet</text:span><text:span text:style-name="T5">.</text:span></text:p>
            <text:p><text:span text:style-name="T5"/></text:p>
            <text:p><text:span text:style-name="T5"/></text:p>
            <text:p><text:span text:style-name="T5">- Les </text:span><text:span text:style-name="T5">contene</text:span><text:span text:style-name="T5">urs </text:span><text:span text:style-name="T5">contien</text:span><text:span text:style-name="T5">nent en </text:span><text:span text:style-name="T5">général </text:span><text:span text:style-name="T5">un seul </text:span><text:span text:style-name="T5">process</text:span><text:span text:style-name="T5">us qui </text:span><text:span text:style-name="T5">tourne </text:span><text:span text:style-name="T5">en </text:span><text:span text:style-name="T5">tâche </text:span><text:span text:style-name="T5">de fond </text:span><text:span text:style-name="T5">et rien</text:span></text:p>
            <text:p><text:span text:style-name="T5">d’autres </text:span><text:span text:style-name="T5">qui ne </text:span><text:span text:style-name="T5">soit </text:span><text:span text:style-name="T5">utile à </text:span><text:span text:style-name="T5">son </text:span><text:span text:style-name="T5">fonction</text:span><text:span text:style-name="T5">nement</text:span><text:span text:style-name="T5">.</text:span></text:p>
            <text:p><text:span text:style-name="T5"/></text:p>
            <text:p><text:span text:style-name="T5"/></text:p>
            <text:p><text:span text:style-name="T5">- Ils </text:span><text:span text:style-name="T5">permett</text:span><text:span text:style-name="T5">ent de </text:span><text:span text:style-name="T5">construi</text:span><text:span text:style-name="T5">re une </text:span><text:span text:style-name="T5">architec</text:span><text:span text:style-name="T5">ture </text:span><text:span text:style-name="T5">applicat</text:span><text:span text:style-name="T5">ive où </text:span><text:span text:style-name="T5">chaque </text:span><text:span text:style-name="T5">systèm</text:span><text:span text:style-name="T5">e est vu </text:span><text:span text:style-name="T5">comme </text:span><text:span text:style-name="T5">un </text:span></text:p>
            <text:p><text:span text:style-name="T5">service </text:span><text:span text:style-name="T5">indépen</text:span><text:span text:style-name="T5">dant, </text:span><text:span text:style-name="T5">intercha</text:span><text:span text:style-name="T5">ngeable </text:span><text:span text:style-name="T5">et </text:span><text:span text:style-name="T5">pondér</text:span><text:span text:style-name="T5">able </text:span><text:span text:style-name="T5">(mise à </text:span><text:span text:style-name="T5">l’échelle</text:span><text:span text:style-name="T5">).</text:span></text:p>
            <text:p><text:span text:style-name="T5"/></text:p>
            <text:p><text:span text:style-name="T5"/></text:p>
            <text:p><text:span text:style-name="T5">- </text:span><text:span text:style-name="T5">Plusieu</text:span><text:span text:style-name="T5">rs outils </text:span><text:span text:style-name="T5">sont </text:span><text:span text:style-name="T5">disponi</text:span><text:span text:style-name="T5">bles </text:span><text:span text:style-name="T5">aux </text:span><text:span text:style-name="T5">dévelop</text:span><text:span text:style-name="T5">peurs </text:span><text:span text:style-name="T5">pour </text:span><text:span text:style-name="T5">créer, </text:span><text:span text:style-name="T5">gérer et </text:span><text:span text:style-name="T5">manipul</text:span><text:span text:style-name="T5">er des </text:span></text:p>
            <text:p><text:span text:style-name="T5">contene</text:span><text:span text:style-name="T5">urs en </text:span><text:span text:style-name="T5">en </text:span><text:span text:style-name="T5">manipul</text:span><text:span text:style-name="T5">ant que </text:span><text:span text:style-name="T5">les </text:span><text:span text:style-name="T5">concept</text:span><text:span text:style-name="T5">s de </text:span><text:span text:style-name="T5">haut </text:span><text:span text:style-name="T5">niveau. </text:span></text:p>
            <text:p><text:span text:style-name="T5"/></text:p>
            <text:p><text:span text:style-name="T5"/></text:p>
            <text:p><text:span text:style-name="T5">- </text:span><text:span text:style-name="T5">Docker </text:span><text:span text:style-name="T5">est le </text:span><text:span text:style-name="T5">plus </text:span><text:span text:style-name="T5">répand</text:span><text:span text:style-name="T5">u. </text:span><text:span text:style-name="T5">Grâce </text:span><text:span text:style-name="T5">un lui </text:span><text:span text:style-name="T5">on va </text:span><text:span text:style-name="T5">pouvoir </text:span><text:span text:style-name="T5">construi</text:span><text:span text:style-name="T5">re et </text:span><text:span text:style-name="T5">déploye</text:span><text:span text:style-name="T5">r une </text:span><text:span text:style-name="T5">applicat</text:span><text:span text:style-name="T5">ion</text:span></text:p>
            <text:p><text:span text:style-name="T5">répartie </text:span><text:span text:style-name="T5">plus </text:span><text:span text:style-name="T5">facilem</text:span><text:span text:style-name="T5">ent. </text:span><text:span text:style-name="T5">Surtout, </text:span><text:span text:style-name="T5">la </text:span><text:span text:style-name="T5">configur</text:span><text:span text:style-name="T5">ation de </text:span><text:span text:style-name="T5">l’infrastr</text:span><text:span text:style-name="T5">ucture </text:span><text:span text:style-name="T5">sera </text:span><text:span text:style-name="T5">faite </text:span><text:span text:style-name="T5">une </text:span><text:span text:style-name="T5">seule </text:span><text:span text:style-name="T5">fois.</text:span></text:p>
            <text:p><text:span text:style-name="T5">L’applic</text:span><text:span text:style-name="T5">ation </text:span><text:span text:style-name="T5">pourra </text:span><text:span text:style-name="T5">être </text:span><text:span text:style-name="T5">migrée </text:span><text:span text:style-name="T5">ou </text:span><text:span text:style-name="T5">redéplo</text:span><text:span text:style-name="T5">yée </text:span><text:span text:style-name="T5">plusieur</text:span><text:span text:style-name="T5">s fois </text:span><text:span text:style-name="T5">avec un </text:span><text:span text:style-name="T5">minimu</text:span><text:span text:style-name="T5">m </text:span><text:span text:style-name="T5">d’efforts</text:span><text:span text:style-name="T5">. <text:s/></text:span></text:p>
          </draw:text-box>
        </draw:frame>
        <draw:frame draw:style-name="gr32" draw:text-style-name="P28" draw:layer="layout" svg:width="5.154cm" svg:height="1.195cm" svg:x="11.2cm" svg:y="1.3cm">
          <draw:text-box>
            <text:p><text:span text:style-name="T9">Réca</text:span><text:span text:style-name="T9">pitula</text:span><text:span text:style-name="T9">tif</text:span></text:p>
          </draw:text-box>
        </draw:frame>
        <presentation:notes draw:style-name="dp2">
          <draw:page-thumbnail draw:style-name="gr1" draw:layer="layout" svg:width="14.848cm" svg:height="11.136cm" svg:x="3.075cm" svg:y="2.257cm" draw:page-number="6" presentation:class="page"/>
          <draw:frame presentation:style-name="pr3" draw:text-style-name="P10"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es environnements docker</text:p>
          </draw:text-box>
        </draw:frame>
        <draw:frame presentation:style-name="pr5" draw:layer="layout" svg:width="25.199cm" svg:height="12.179cm" svg:x="1.4cm" svg:y="5.914cm" presentation:class="outline" presentation:user-transformed="true">
          <draw:text-box>
            <text:list text:style-name="L2">
              <text:list-item>
                <text:p>Linux</text:p>
                <text:p/>
              </text:list-item>
              <text:list-item>
                <text:p>Docker4Mac</text:p>
                <text:p/>
              </text:list-item>
              <text:list-item>
                <text:p>Docker4Windows</text:p>
                <text:p/>
              </text:list-item>
              <text:list-item>
                <text:p>DockerToolbox</text:p>
                <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office:forms form:automatic-focus="false" form:apply-design-mode="false"/>
        <draw:line draw:style-name="gr10" draw:text-style-name="P15" draw:layer="layout" svg:x1="11.8cm" svg:y1="9.4cm" svg:x2="13cm" svg:y2="14.3cm">
          <text:p/>
        </draw:line>
        <draw:custom-shape draw:style-name="gr33" draw:text-style-name="P29" draw:layer="layout" svg:width="3.1cm" svg:height="5.4cm" svg:x="10.1cm" svg:y="4cm">
          <text:p text:style-name="P13"><text:span text:style-name="T10">tomcatImg</text:span></text:p>
          <draw:enhanced-geometry svg:viewBox="0 0 21600 21600" draw:type="rectangle" draw:enhanced-path="M 0 0 L 21600 0 21600 21600 0 21600 0 0 Z N"/>
        </draw:custom-shape>
        <draw:frame presentation:style-name="pr7" draw:text-style-name="P17" draw:layer="layout" svg:width="25.199cm" svg:height="1.586cm" svg:x="1.4cm" svg:y="1.014cm" presentation:class="subtitle" presentation:user-transformed="true">
          <draw:text-box>
            <text:p text:style-name="P11"><text:span text:style-name="T4">Prin</text:span><text:span text:style-name="T4">cipe</text:span><text:span text:style-name="T4">s de </text:span><text:span text:style-name="T4">bas</text:span><text:span text:style-name="T4">e de </text:span><text:span text:style-name="T4">Doc</text:span><text:span text:style-name="T4">ker </text:span><text:span text:style-name="T3">(</text:span><text:span text:style-name="T3">Image</text:span><text:span text:style-name="T3">s et </text:span><text:span text:style-name="T3">conten</text:span><text:span text:style-name="T3">eurs):</text:span></text:p>
          </draw:text-box>
        </draw:frame>
        <draw:custom-shape draw:style-name="gr34" draw:text-style-name="P30" draw:layer="layout" svg:width="5.3cm" svg:height="4.8cm" svg:x="0.5cm" svg:y="5.3cm">
          <text:p text:style-name="P6"><text:span text:style-name="T11">FROM </text:span><text:span text:style-name="T12">jdupont/Debian</text:span></text:p>
          <text:p text:style-name="P6"><text:span text:style-name="T11"/></text:p>
          <text:p text:style-name="P6"><text:span text:style-name="T11">RUN apt-get install tomcat</text:span></text:p>
          <text:p text:style-name="P6"><text:span text:style-name="T11"/></text:p>
          <text:p text:style-name="P6"><text:span text:style-name="T11">ADD monappli.war </text:span></text:p>
          <text:p text:style-name="P6"><text:span text:style-name="T11"/></text:p>
          <text:p text:style-name="P6"><text:span text:style-name="T11">EXPOSE 8080</text:span></text:p>
          <text:p text:style-name="P6"><text:span text:style-name="T11"/></text:p>
          <text:p text:style-name="P6"><text:span text:style-name="T11">CMD /tomcat/bin/start.sh</text:span></text:p>
          <text:p text:style-name="P6"><text:span text:style-name="T11"/></text:p>
          <draw:enhanced-geometry svg:viewBox="0 0 21600 21600" draw:type="rectangle" draw:enhanced-path="M 0 0 L 21600 0 21600 21600 0 21600 0 0 Z N"/>
        </draw:custom-shape>
        <draw:frame draw:style-name="gr35" draw:text-style-name="P31" draw:layer="layout" svg:width="4.477cm" svg:height="1.361cm" svg:x="1.2cm" svg:y="4cm">
          <draw:text-box>
            <text:p text:style-name="P13"><text:span text:style-name="T13">Un fichier </text:span><text:span text:style-name="T13">de build</text:span></text:p>
            <text:p text:style-name="P13"><text:span text:style-name="T13">(Dockerfile)</text:span></text:p>
          </draw:text-box>
        </draw:frame>
        <draw:line draw:style-name="gr10" draw:text-style-name="P15" draw:layer="layout" svg:x1="5.7cm" svg:y1="5.6cm" svg:x2="10.4cm" svg:y2="5.6cm">
          <text:p/>
        </draw:line>
        <draw:custom-shape draw:style-name="gr36" draw:text-style-name="P32" draw:layer="layout" svg:width="6.4cm" svg:height="0.9cm" svg:x="4.6cm" svg:y="2.7cm">
          <text:p text:style-name="P13"><text:span text:style-name="T14">sudo docker build -t tomcatImg .</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10" draw:text-style-name="P15" draw:layer="layout" svg:x1="5.7cm" svg:y1="6.6cm" svg:x2="10.4cm" svg:y2="6.6cm">
          <text:p/>
        </draw:line>
        <draw:custom-shape draw:style-name="gr37" draw:text-style-name="P33" draw:layer="layout" svg:width="2.6cm" svg:height="0.8cm" svg:x="10.4cm" svg:y="6.2cm">
          <text:p text:style-name="P13"><text:span text:style-name="T15">Couche 2</text:span></text:p>
          <draw:enhanced-geometry svg:viewBox="0 0 21600 21600" draw:type="rectangle" draw:enhanced-path="M 0 0 L 21600 0 21600 21600 0 21600 0 0 Z N"/>
        </draw:custom-shape>
        <draw:line draw:style-name="gr10" draw:text-style-name="P15" draw:layer="layout" svg:x1="5.7cm" svg:y1="7.6cm" svg:x2="10.4cm" svg:y2="7.6cm">
          <text:p/>
        </draw:line>
        <draw:custom-shape draw:style-name="gr37" draw:text-style-name="P33" draw:layer="layout" svg:width="2.6cm" svg:height="0.8cm" svg:x="10.4cm" svg:y="7.2cm">
          <text:p text:style-name="P13"><text:span text:style-name="T15">Couche 3</text:span></text:p>
          <draw:enhanced-geometry svg:viewBox="0 0 21600 21600" draw:type="rectangle" draw:enhanced-path="M 0 0 L 21600 0 21600 21600 0 21600 0 0 Z N"/>
        </draw:custom-shape>
        <draw:line draw:style-name="gr10" draw:text-style-name="P15" draw:layer="layout" svg:x1="5.7cm" svg:y1="8.6cm" svg:x2="10.4cm" svg:y2="8.6cm">
          <text:p/>
        </draw:line>
        <draw:custom-shape draw:style-name="gr37" draw:text-style-name="P33" draw:layer="layout" svg:width="2.6cm" svg:height="0.8cm" svg:x="10.4cm" svg:y="8.2cm">
          <text:p text:style-name="P13"><text:span text:style-name="T15">Couche 4</text:span></text:p>
          <draw:enhanced-geometry svg:viewBox="0 0 21600 21600" draw:type="rectangle" draw:enhanced-path="M 0 0 L 21600 0 21600 21600 0 21600 0 0 Z N"/>
        </draw:custom-shape>
        <draw:custom-shape draw:style-name="gr33" draw:text-style-name="P29" draw:layer="layout" svg:width="3.1cm" svg:height="5.4cm" svg:x="13.6cm" svg:y="4cm">
          <text:p text:style-name="P13"><text:span text:style-name="T10">apacheImg</text:span></text:p>
          <draw:enhanced-geometry svg:viewBox="0 0 21600 21600" draw:type="rectangle" draw:enhanced-path="M 0 0 L 21600 0 21600 21600 0 21600 0 0 Z N"/>
        </draw:custom-shape>
        <draw:custom-shape draw:style-name="gr38" draw:text-style-name="P33" draw:layer="layout" svg:width="2.5cm" svg:height="0.8cm" svg:x="13.9cm" svg:y="6.2cm">
          <text:p text:style-name="P13"><text:span text:style-name="T15">Couche 2</text:span></text:p>
          <draw:enhanced-geometry svg:viewBox="0 0 21600 21600" draw:type="rectangle" draw:enhanced-path="M 0 0 L 21600 0 21600 21600 0 21600 0 0 Z N"/>
        </draw:custom-shape>
        <draw:custom-shape draw:style-name="gr38" draw:text-style-name="P33" draw:layer="layout" svg:width="2.5cm" svg:height="0.8cm" svg:x="13.9cm" svg:y="7.2cm">
          <text:p text:style-name="P13"><text:span text:style-name="T15">Couche 3</text:span></text:p>
          <draw:enhanced-geometry svg:viewBox="0 0 21600 21600" draw:type="rectangle" draw:enhanced-path="M 0 0 L 21600 0 21600 21600 0 21600 0 0 Z N"/>
        </draw:custom-shape>
        <draw:custom-shape draw:style-name="gr38" draw:text-style-name="P33" draw:layer="layout" svg:width="2.5cm" svg:height="0.8cm" svg:x="13.9cm" svg:y="8.2cm">
          <text:p text:style-name="P13"><text:span text:style-name="T15">Couche 4</text:span></text:p>
          <draw:enhanced-geometry svg:viewBox="0 0 21600 21600" draw:type="rectangle" draw:enhanced-path="M 0 0 L 21600 0 21600 21600 0 21600 0 0 Z N"/>
        </draw:custom-shape>
        <draw:custom-shape draw:style-name="gr39" draw:text-style-name="P33" draw:layer="layout" svg:width="6cm" svg:height="0.8cm" svg:x="10.4cm" svg:y="5.2cm">
          <text:p text:style-name="P13"><text:span text:style-name="T15">Couche 1 (== n couches)</text:span></text:p>
          <draw:enhanced-geometry svg:viewBox="0 0 21600 21600" draw:type="rectangle" draw:enhanced-path="M 0 0 L 21600 0 21600 21600 0 21600 0 0 Z N"/>
        </draw:custom-shape>
        <draw:custom-shape draw:style-name="gr40" draw:text-style-name="P30" draw:layer="layout" svg:width="5.6cm" svg:height="4.8cm" svg:x="21cm" svg:y="5.3cm">
          <text:p text:style-name="P6"><text:span text:style-name="T11">FROM </text:span><text:span text:style-name="T12">jdupont/Debian</text:span></text:p>
          <text:p text:style-name="P6"><text:span text:style-name="T11"/></text:p>
          <text:p text:style-name="P6"><text:span text:style-name="T11">RUN apt-get install apache2</text:span></text:p>
          <text:p text:style-name="P6"><text:span text:style-name="T11"/></text:p>
          <text:p text:style-name="P6"><text:span text:style-name="T11">ADD monsite.conf </text:span></text:p>
          <text:p text:style-name="P6"><text:span text:style-name="T11"/></text:p>
          <text:p text:style-name="P6"><text:span text:style-name="T11">EXPOSE 80</text:span></text:p>
          <text:p text:style-name="P6"><text:span text:style-name="T11"/></text:p>
          <text:p text:style-name="P6"><text:span text:style-name="T11">CMD service httpd start</text:span></text:p>
          <text:p text:style-name="P6"><text:span text:style-name="T11"/></text:p>
          <draw:enhanced-geometry svg:viewBox="0 0 21600 21600" draw:type="rectangle" draw:enhanced-path="M 0 0 L 21600 0 21600 21600 0 21600 0 0 Z N"/>
        </draw:custom-shape>
        <draw:line draw:style-name="gr41" draw:text-style-name="P15" draw:layer="layout" svg:x1="16.4cm" svg:y1="5.6cm" svg:x2="21.1cm" svg:y2="5.6cm">
          <text:p/>
        </draw:line>
        <draw:line draw:style-name="gr41" draw:text-style-name="P15" draw:layer="layout" svg:x1="16.4cm" svg:y1="6.6cm" svg:x2="21.1cm" svg:y2="6.6cm">
          <text:p/>
        </draw:line>
        <draw:line draw:style-name="gr41" draw:text-style-name="P15" draw:layer="layout" svg:x1="16.4cm" svg:y1="7.6cm" svg:x2="21.1cm" svg:y2="7.6cm">
          <text:p/>
        </draw:line>
        <draw:line draw:style-name="gr41" draw:text-style-name="P15" draw:layer="layout" svg:x1="16.4cm" svg:y1="8.6cm" svg:x2="21.1cm" svg:y2="8.6cm">
          <text:p/>
        </draw:line>
        <draw:frame draw:style-name="gr35" draw:text-style-name="P31" draw:layer="layout" svg:width="4.477cm" svg:height="1.361cm" svg:x="21.901cm" svg:y="4.001cm">
          <draw:text-box>
            <text:p text:style-name="P13"><text:span text:style-name="T13">Un fichier </text:span><text:span text:style-name="T13">de build</text:span></text:p>
            <text:p text:style-name="P13"><text:span text:style-name="T13">(Dockerfile)</text:span></text:p>
          </draw:text-box>
        </draw:frame>
        <draw:custom-shape draw:style-name="gr42" draw:text-style-name="P34" draw:layer="layout" svg:width="5cm" svg:height="3.4cm" svg:x="3.4cm" svg:y="14.3cm">
          <text:p text:style-name="P13"><text:span text:style-name="T10">TomcatCont1</text:span></text:p>
          <text:p text:style-name="P13"><text:span text:style-name="T16">(</text:span><text:span text:style-name="T17">172.0.0.1:8080</text:span><text:span text:style-name="T16">)</text:span></text:p>
          <draw:enhanced-geometry svg:viewBox="0 0 21600 21600" draw:type="rectangle" draw:enhanced-path="M 0 0 L 21600 0 21600 21600 0 21600 0 0 Z N"/>
        </draw:custom-shape>
        <draw:custom-shape draw:style-name="gr43" draw:text-style-name="P35" draw:layer="layout" svg:width="2.2cm" svg:height="1.2cm" svg:x="6cm" svg:y="17.8cm">
          <text:p text:style-name="P13"><text:span text:style-name="T18">veth1</text:span></text:p>
          <draw:enhanced-geometry svg:viewBox="0 0 21600 21600" draw:type="rectangle" draw:enhanced-path="M 0 0 L 21600 0 21600 21600 0 21600 0 0 Z N"/>
        </draw:custom-shape>
        <draw:custom-shape draw:style-name="gr44" draw:text-style-name="P36" draw:layer="layout" svg:width="2.2cm" svg:height="1.2cm" svg:x="3.7cm" svg:y="17.8cm">
          <text:p text:style-name="P13"><text:span text:style-name="T19">./conf1</text:span></text:p>
          <draw:enhanced-geometry svg:viewBox="0 0 21600 21600" draw:type="rectangle" draw:enhanced-path="M 0 0 L 21600 0 21600 21600 0 21600 0 0 Z N"/>
        </draw:custom-shape>
        <draw:custom-shape draw:style-name="gr45" draw:text-style-name="P37" draw:layer="layout" svg:width="2.2cm" svg:height="1.2cm" svg:x="6cm" svg:y="16.4cm">
          <text:p text:style-name="P13"><text:span text:style-name="T19">ethx</text:span></text:p>
          <draw:enhanced-geometry svg:viewBox="0 0 21600 21600" draw:type="rectangle" draw:enhanced-path="M 0 0 L 21600 0 21600 21600 0 21600 0 0 Z N"/>
        </draw:custom-shape>
        <draw:custom-shape draw:style-name="gr46" draw:text-style-name="P38" draw:layer="layout" svg:width="2.2cm" svg:height="1.2cm" svg:x="3.7cm" svg:y="16.4cm">
          <text:p text:style-name="P13"><text:span text:style-name="T19">etc/conf</text:span></text:p>
          <draw:enhanced-geometry svg:viewBox="0 0 21600 21600" draw:type="rectangle" draw:enhanced-path="M 0 0 L 21600 0 21600 21600 0 21600 0 0 Z N"/>
        </draw:custom-shape>
        <draw:custom-shape draw:style-name="gr47" draw:text-style-name="P39" draw:layer="layout" svg:width="21.8cm" svg:height="1.2cm" svg:x="3.4cm" svg:y="19.1cm">
          <text:p text:style-name="P13"><text:span text:style-name="T18">monreso</text:span><text:span text:style-name="T19"> </text:span><text:span text:style-name="T20">(sudo docker network create moninterface --subnet 172.0.0.0/30) <text:s/></text:span><text:span text:style-name="T21">3</text:span></text:p>
          <draw:enhanced-geometry svg:viewBox="0 0 21600 21600" draw:type="rectangle" draw:enhanced-path="M 0 0 L 21600 0 21600 21600 0 21600 0 0 Z N"/>
        </draw:custom-shape>
        <draw:custom-shape draw:style-name="gr42" draw:text-style-name="P34" draw:layer="layout" svg:width="5cm" svg:height="3.4cm" svg:x="11.2cm" svg:y="14.3cm">
          <text:p text:style-name="P13"><text:span text:style-name="T10">TomcatCont2</text:span></text:p>
          <text:p text:style-name="P13"><text:span text:style-name="T16">(</text:span><text:span text:style-name="T17">172.0.0.2:8080</text:span><text:span text:style-name="T16">)</text:span></text:p>
          <text:p text:style-name="P13"><text:span text:style-name="T16">(toto</text:span><text:span text:style-name="T17">:8080</text:span><text:span text:style-name="T16">)</text:span></text:p>
          <draw:enhanced-geometry svg:viewBox="0 0 21600 21600" draw:type="rectangle" draw:enhanced-path="M 0 0 L 21600 0 21600 21600 0 21600 0 0 Z N"/>
        </draw:custom-shape>
        <draw:custom-shape draw:style-name="gr43" draw:text-style-name="P35" draw:layer="layout" svg:width="2.2cm" svg:height="1.2cm" svg:x="13.8cm" svg:y="17.8cm">
          <text:p text:style-name="P13"><text:span text:style-name="T18">veth2</text:span></text:p>
          <draw:enhanced-geometry svg:viewBox="0 0 21600 21600" draw:type="rectangle" draw:enhanced-path="M 0 0 L 21600 0 21600 21600 0 21600 0 0 Z N"/>
        </draw:custom-shape>
        <draw:custom-shape draw:style-name="gr44" draw:text-style-name="P36" draw:layer="layout" svg:width="2.2cm" svg:height="1.2cm" svg:x="11.5cm" svg:y="17.8cm">
          <text:p text:style-name="P13"><text:span text:style-name="T19">./conf2</text:span></text:p>
          <draw:enhanced-geometry svg:viewBox="0 0 21600 21600" draw:type="rectangle" draw:enhanced-path="M 0 0 L 21600 0 21600 21600 0 21600 0 0 Z N"/>
        </draw:custom-shape>
        <draw:custom-shape draw:style-name="gr45" draw:text-style-name="P37" draw:layer="layout" svg:width="2.2cm" svg:height="1.2cm" svg:x="13.8cm" svg:y="16.4cm">
          <text:p text:style-name="P13"><text:span text:style-name="T19">ethy</text:span></text:p>
          <draw:enhanced-geometry svg:viewBox="0 0 21600 21600" draw:type="rectangle" draw:enhanced-path="M 0 0 L 21600 0 21600 21600 0 21600 0 0 Z N"/>
        </draw:custom-shape>
        <draw:custom-shape draw:style-name="gr46" draw:text-style-name="P38" draw:layer="layout" svg:width="2.2cm" svg:height="1.2cm" svg:x="11.5cm" svg:y="16.4cm">
          <text:p text:style-name="P13"><text:span text:style-name="T19">etc/conf</text:span></text:p>
          <draw:enhanced-geometry svg:viewBox="0 0 21600 21600" draw:type="rectangle" draw:enhanced-path="M 0 0 L 21600 0 21600 21600 0 21600 0 0 Z N"/>
        </draw:custom-shape>
        <draw:custom-shape draw:style-name="gr42" draw:text-style-name="P34" draw:layer="layout" svg:width="5cm" svg:height="3.4cm" svg:x="19.5cm" svg:y="14.3cm">
          <text:p text:style-name="P13"><text:span text:style-name="T10">apacheCont</text:span></text:p>
          <text:p text:style-name="P13"><text:span text:style-name="T16">(</text:span><text:span text:style-name="T17">172.0.0.3:80</text:span><text:span text:style-name="T16">)</text:span></text:p>
          <draw:enhanced-geometry svg:viewBox="0 0 21600 21600" draw:type="rectangle" draw:enhanced-path="M 0 0 L 21600 0 21600 21600 0 21600 0 0 Z N"/>
        </draw:custom-shape>
        <draw:custom-shape draw:style-name="gr43" draw:text-style-name="P35" draw:layer="layout" svg:width="2.2cm" svg:height="1.2cm" svg:x="22.1cm" svg:y="17.8cm">
          <text:p text:style-name="P13"><text:span text:style-name="T18">veth3</text:span></text:p>
          <draw:enhanced-geometry svg:viewBox="0 0 21600 21600" draw:type="rectangle" draw:enhanced-path="M 0 0 L 21600 0 21600 21600 0 21600 0 0 Z N"/>
        </draw:custom-shape>
        <draw:custom-shape draw:style-name="gr44" draw:text-style-name="P36" draw:layer="layout" svg:width="2.2cm" svg:height="1.2cm" svg:x="19.8cm" svg:y="17.8cm">
          <text:p text:style-name="P13"><text:span text:style-name="T19">./www</text:span></text:p>
          <draw:enhanced-geometry svg:viewBox="0 0 21600 21600" draw:type="rectangle" draw:enhanced-path="M 0 0 L 21600 0 21600 21600 0 21600 0 0 Z N"/>
        </draw:custom-shape>
        <draw:custom-shape draw:style-name="gr45" draw:text-style-name="P37" draw:layer="layout" svg:width="2.2cm" svg:height="1.2cm" svg:x="22.1cm" svg:y="16.4cm">
          <text:p text:style-name="P13"><text:span text:style-name="T19">ethz</text:span></text:p>
          <draw:enhanced-geometry svg:viewBox="0 0 21600 21600" draw:type="rectangle" draw:enhanced-path="M 0 0 L 21600 0 21600 21600 0 21600 0 0 Z N"/>
        </draw:custom-shape>
        <draw:custom-shape draw:style-name="gr46" draw:text-style-name="P38" draw:layer="layout" svg:width="2.2cm" svg:height="1.2cm" svg:x="19.8cm" svg:y="16.4cm">
          <text:p text:style-name="P13"><text:span text:style-name="T19">etc/www</text:span></text:p>
          <draw:enhanced-geometry svg:viewBox="0 0 21600 21600" draw:type="rectangle" draw:enhanced-path="M 0 0 L 21600 0 21600 21600 0 21600 0 0 Z N"/>
        </draw:custom-shape>
        <draw:line draw:style-name="gr10" draw:text-style-name="P15" draw:layer="layout" svg:x1="10.4cm" svg:y1="9.4cm" svg:x2="5.4cm" svg:y2="14.2cm">
          <text:p/>
        </draw:line>
        <draw:custom-shape draw:style-name="gr48" draw:text-style-name="P32" draw:layer="layout" svg:width="7.6cm" svg:height="1.8cm" svg:x="0.6cm" svg:y="11cm">
          <text:p text:style-name="P13"><text:span text:style-name="T14">sudo docker run \ </text:span></text:p>
          <text:p text:style-name="P13"><text:span text:style-name="T22"><text:s/></text:span><text:span text:style-name="T22">--net</text:span><text:span text:style-name="T14"> monreso </text:span><text:span text:style-name="T22">--name</text:span><text:span text:style-name="T14"> tomcatCont1 \ </text:span></text:p>
          <text:p text:style-name="P13"><text:span text:style-name="T22"><text:s/></text:span><text:span text:style-name="T22"><text:s/></text:span><text:span text:style-name="T22">-v</text:span><text:span text:style-name="T14"> ./conf1:/etc/conf </text:span><text:span text:style-name="T22">-d</text:span><text:span text:style-name="T14"> tomcatImg</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6" draw:text-style-name="P32" draw:layer="layout" svg:width="6.4cm" svg:height="0.9cm" svg:x="16.001cm" svg:y="2.701cm">
          <text:p text:style-name="P13"><text:span text:style-name="T14">sudo docker build -t apacheImg .</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49" draw:text-style-name="P32" draw:layer="layout" svg:width="4.6cm" svg:height="0.9cm" svg:x="9.7cm" svg:y="12.5cm">
          <text:p text:style-name="P13"><text:span text:style-name="T14">Idem +</text:span></text:p>
          <text:p text:style-name="P13"><text:span text:style-name="T14"><text:s/></text:span><text:span text:style-name="T14">--network-alias toto</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10" draw:text-style-name="P15" draw:layer="layout" svg:x1="15.6cm" svg:y1="9.4cm" svg:x2="22.2cm" svg:y2="14.3cm">
          <text:p/>
        </draw:line>
        <draw:line draw:style-name="gr50" draw:text-style-name="P40" draw:layer="layout" svg:x1="8cm" svg:y1="14.3cm" svg:x2="11.4cm" svg:y2="9.4cm">
          <text:p text:style-name="P13"><text:span text:style-name="T23">Copy on </text:span><text:span text:style-name="T23">write</text:span></text:p>
        </draw:line>
        <draw:line draw:style-name="gr50" draw:text-style-name="P40" draw:layer="layout" svg:x1="12.8cm" svg:y1="9.4cm" svg:x2="16cm" svg:y2="14.3cm">
          <text:p text:style-name="P13"><text:span text:style-name="T23">Copy on </text:span><text:span text:style-name="T23">write</text:span></text:p>
        </draw:line>
        <draw:custom-shape draw:style-name="gr51" draw:text-style-name="P32" draw:layer="layout" svg:width="8.5cm" svg:height="2cm" svg:x="17.1cm" svg:y="11.2cm">
          <text:p text:style-name="P13"><text:span text:style-name="T14">sudo docker run \ </text:span></text:p>
          <text:p text:style-name="P13"><text:span text:style-name="T24"><text:s/></text:span><text:span text:style-name="T22">--net</text:span><text:span text:style-name="T14"> monreso </text:span><text:span text:style-name="T22">--name</text:span><text:span text:style-name="T14"> apacheCont \ </text:span></text:p>
          <text:p text:style-name="P13"><text:span text:style-name="T22"><text:s/></text:span><text:span text:style-name="T22">-v</text:span><text:span text:style-name="T14"> ./www:/etc/www </text:span><text:span text:style-name="T22">-p</text:span><text:span text:style-name="T14"> 80:80 </text:span><text:span text:style-name="T22">-d</text:span><text:span text:style-name="T14"> apacheImg</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52" draw:text-style-name="P9" draw:layer="layout" svg:width="0.502cm" svg:height="1.187cm" svg:x="23.8cm" svg:y="-0.8cm">
          <draw:text-box>
            <text:p/>
          </draw:text-box>
        </draw:frame>
        <draw:frame draw:style-name="gr53" draw:text-style-name="P9" draw:layer="layout" svg:width="0.853cm" svg:height="0.962cm" svg:x="11cm" svg:y="2.6cm">
          <draw:text-box>
            <text:p text:style-name="P13"><text:span text:style-name="T21">1</text:span></text:p>
          </draw:text-box>
        </draw:frame>
        <draw:frame draw:style-name="gr53" draw:text-style-name="P9" draw:layer="layout" svg:width="0.853cm" svg:height="0.962cm" svg:x="22.747cm" svg:y="2.638cm">
          <draw:text-box>
            <text:p text:style-name="P13"><text:span text:style-name="T21">2</text:span></text:p>
          </draw:text-box>
        </draw:frame>
        <draw:frame draw:style-name="gr53" draw:text-style-name="P9" draw:layer="layout" svg:width="0.853cm" svg:height="0.962cm" svg:x="7.547cm" svg:y="9.838cm">
          <draw:text-box>
            <text:p text:style-name="P13"><text:span text:style-name="T21">4</text:span></text:p>
          </draw:text-box>
        </draw:frame>
        <draw:frame draw:style-name="gr53" draw:text-style-name="P9" draw:layer="layout" svg:width="0.853cm" svg:height="0.962cm" svg:x="11.2cm" svg:y="11.4cm">
          <draw:text-box>
            <text:p text:style-name="P13"><text:span text:style-name="T21">5</text:span></text:p>
          </draw:text-box>
        </draw:frame>
        <draw:frame draw:style-name="gr53" draw:text-style-name="P9" draw:layer="layout" svg:width="0.853cm" svg:height="0.962cm" svg:x="19.347cm" svg:y="10.1cm">
          <draw:text-box>
            <text:p text:style-name="P13"><text:span text:style-name="T21">6</text:span></text:p>
          </draw:text-box>
        </draw:frame>
        <presentation:notes draw:style-name="dp2">
          <draw:page-thumbnail draw:style-name="gr1" draw:layer="layout" svg:width="14.848cm" svg:height="11.136cm" svg:x="3.075cm" svg:y="2.257cm" draw:page-number="8" presentation:class="page"/>
          <draw:frame presentation:style-name="pr3" draw:text-style-name="P10"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draw:style-name="gr54" draw:text-style-name="P42" draw:layer="layout" svg:width="22.156cm" svg:height="2.015cm" svg:x="1.144cm" svg:y="3.609cm">
          <draw:text-box>
            <text:p text:style-name="P41">La commande « build » est optionelle, le run lance les téléchargement et le build.</text:p>
            <text:p text:style-name="P41"/>
            <text:p text:style-name="P41">La commande « run » fournie des options pour limiter les ressources des conteneurs.</text:p>
          </draw:text-box>
        </draw:frame>
        <draw:frame presentation:style-name="pr7" draw:text-style-name="P17" draw:layer="layout" svg:width="25.199cm" svg:height="1.586cm" svg:x="1.401cm" svg:y="1.014cm">
          <draw:text-box>
            <text:p text:style-name="P11"><text:span text:style-name="T4">Prin</text:span><text:span text:style-name="T4">cipe</text:span><text:span text:style-name="T4">s de </text:span><text:span text:style-name="T4">bas</text:span><text:span text:style-name="T4">e de </text:span><text:span text:style-name="T4">Doc</text:span><text:span text:style-name="T4">ker </text:span><text:span text:style-name="T3">(</text:span><text:span text:style-name="T3">Image</text:span><text:span text:style-name="T3">s et </text:span><text:span text:style-name="T3">conten</text:span><text:span text:style-name="T3">eurs):</text:span></text:p>
          </draw:text-box>
        </draw:frame>
        <draw:frame draw:style-name="gr53" draw:text-style-name="P9" draw:layer="layout" svg:width="12.334cm" svg:height="0.962cm" svg:x="0.986cm" svg:y="7.5cm">
          <draw:text-box>
            <text:p>Commandes pour les principes de bases :</text:p>
          </draw:text-box>
        </draw:frame>
        <draw:frame draw:style-name="standard" draw:layer="layout" svg:width="25.809cm" svg:height="8.021cm" svg:x="1.19cm" svg:y="9.009cm">
          <table:table table:template-name="default" table:use-banding-rows-styles="true">
            <table:table-column table:style-name="co1"/>
            <table:table-column table:style-name="co1"/>
            <table:table-row table:style-name="ro1" table:default-cell-style-name="gray1">
              <table:table-cell>
                <text:p text:style-name="P2">docker build <text:s/>[options]</text:p>
              </table:table-cell>
              <table:table-cell>
                <text:p text:style-name="P2">Construit une image</text:p>
              </table:table-cell>
            </table:table-row>
            <table:table-row table:style-name="ro1" table:default-cell-style-name="gray2">
              <table:table-cell>
                <text:p text:style-name="P2">docker run [options]</text:p>
              </table:table-cell>
              <table:table-cell>
                <text:p text:style-name="P2">Crée et démarre un conteneur à partir d’une image</text:p>
              </table:table-cell>
            </table:table-row>
            <table:table-row table:style-name="ro1" table:default-cell-style-name="ce1">
              <table:table-cell>
                <text:p text:style-name="P2"><text:span text:style-name="T1">docker </text:span><text:span text:style-name="T1">image </text:span><text:span text:style-name="T1">(opérat</text:span><text:span text:style-name="T1">ion) </text:span><text:span text:style-name="T1">[option</text:span><text:span text:style-name="T1">s]</text:span></text:p>
              </table:table-cell>
              <table:table-cell>
                <text:p text:style-name="P2"><text:span text:style-name="T1">Perme</text:span><text:span text:style-name="T1">t de </text:span><text:span text:style-name="T1">gérer </text:span><text:span text:style-name="T1">les </text:span><text:span text:style-name="T1">images</text:span></text:p>
              </table:table-cell>
            </table:table-row>
            <table:table-row table:style-name="ro1" table:default-cell-style-name="gray2">
              <table:table-cell>
                <text:p text:style-name="P2">docker container (opération) [options]</text:p>
              </table:table-cell>
              <table:table-cell>
                <text:p text:style-name="P2">Permet de gérer les conteneurs (démarré ou arrêté)</text:p>
              </table:table-cell>
            </table:table-row>
            <table:table-row table:style-name="ro1">
              <table:table-cell table:style-name="gray1">
                <text:p text:style-name="P2">docker volume (opération) [options] </text:p>
              </table:table-cell>
              <table:table-cell table:style-name="ce1">
                <text:p text:style-name="P2"><text:span text:style-name="T1">Permet </text:span><text:span text:style-name="T1">de créer </text:span><text:span text:style-name="T1">et gérer </text:span><text:span text:style-name="T1">des </text:span><text:span text:style-name="T1">montage</text:span><text:span text:style-name="T1">s </text:span><text:span text:style-name="T1">labellisés</text:span></text:p>
              </table:table-cell>
            </table:table-row>
            <table:table-row table:style-name="ro1" table:default-cell-style-name="gray2">
              <table:table-cell>
                <text:p text:style-name="P2">docker network (opération) [options]</text:p>
              </table:table-cell>
              <table:table-cell>
                <text:p text:style-name="P2">Permet de créer et gérer les interfaces réseau des conteneurs</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0">
        <office:forms form:automatic-focus="false" form:apply-design-mode="false"/>
        <draw:frame presentation:style-name="pr7" draw:text-style-name="P17" draw:layer="layout" svg:width="25.199cm" svg:height="1.586cm" svg:x="1.4cm" svg:y="1.014cm" presentation:class="subtitle" presentation:user-transformed="true">
          <draw:text-box>
            <text:p text:style-name="P11"><text:span text:style-name="T4">Prin</text:span><text:span text:style-name="T4">cipe</text:span><text:span text:style-name="T4">s de </text:span><text:span text:style-name="T4">bas</text:span><text:span text:style-name="T4">e de </text:span><text:span text:style-name="T4">Doc</text:span><text:span text:style-name="T4">ker : </text:span><text:span text:style-name="T4">(le </text:span><text:span text:style-name="T4">hub</text:span><text:span text:style-name="T4">)</text:span></text:p>
          </draw:text-box>
        </draw:frame>
        <draw:custom-shape draw:style-name="gr55" draw:text-style-name="P13" draw:layer="layout" svg:width="8.4cm" svg:height="5cm" svg:x="1.3cm" svg:y="3.5cm">
          <text:p text:style-name="P13">H￴ôte</text:p>
          <draw:enhanced-geometry svg:viewBox="0 0 21600 21600" draw:type="rectangle" draw:enhanced-path="M 0 0 L 21600 0 21600 21600 0 21600 0 0 Z N"/>
        </draw:custom-shape>
        <draw:custom-shape draw:style-name="gr56" draw:text-style-name="P43" draw:layer="layout" svg:width="11.6cm" svg:height="5.6cm" svg:x="14.1cm" svg:y="2.9cm">
          <text:p text:style-name="P13"><text:span text:style-name="T11">Docker HU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7" draw:text-style-name="P44" draw:layer="layout" svg:width="6.4cm" svg:height="0.8cm" svg:x="16.4cm" svg:y="6.6cm">
          <text:p text:style-name="P13"><text:span text:style-name="T11">jdupont/debian:latest</text:span></text:p>
          <draw:enhanced-geometry svg:viewBox="0 0 21600 21600" draw:type="rectangle" draw:enhanced-path="M 0 0 L 21600 0 21600 21600 0 21600 0 0 Z N"/>
        </draw:custom-shape>
        <draw:custom-shape draw:style-name="gr58" draw:text-style-name="P44" draw:layer="layout" svg:width="3.4cm" svg:height="0.8cm" svg:x="3.8cm" svg:y="7.1cm">
          <text:p text:style-name="P13"><text:span text:style-name="T11">tomcatImg</text:span></text:p>
          <draw:enhanced-geometry svg:viewBox="0 0 21600 21600" draw:mirror-horizontal="false" draw:mirror-vertical="false" draw:type="rectangle" draw:enhanced-path="M 0 0 L 21600 0 21600 21600 0 21600 0 0 Z N"/>
        </draw:custom-shape>
        <draw:custom-shape draw:style-name="gr59" draw:text-style-name="P44" draw:layer="layout" svg:width="4.3cm" svg:height="0.8cm" svg:x="16.1cm" svg:y="4.9cm">
          <text:p text:style-name="P13"><text:span text:style-name="T11">tartanpion/debian:2.8</text:span></text:p>
          <draw:enhanced-geometry svg:viewBox="0 0 21600 21600" draw:type="rectangle" draw:enhanced-path="M 0 0 L 21600 0 21600 21600 0 21600 0 0 Z N"/>
        </draw:custom-shape>
        <draw:line draw:style-name="gr60" draw:text-style-name="P45" draw:layer="layout" svg:x1="20.4cm" svg:y1="5.6cm" svg:x2="22.4cm" svg:y2="6.6cm">
          <text:p text:style-name="P13"><text:span text:style-name="T25">FROM</text:span></text:p>
          <text:p text:style-name="P13"><text:span text:style-name="T7"/></text:p>
        </draw:line>
        <draw:line draw:style-name="gr61" draw:text-style-name="P15" draw:layer="layout" svg:x1="7.2cm" svg:y1="7.5cm" svg:x2="16.4cm" svg:y2="7.3cm">
          <text:p text:style-name="P13"><text:span text:style-name="T7">FROM</text:span></text:p>
          <text:p text:style-name="P13"/>
        </draw:line>
        <draw:custom-shape draw:style-name="gr62" draw:text-style-name="P46" draw:layer="layout" svg:width="2.4cm" svg:height="2cm" svg:x="4.1cm" svg:y="4.5cm">
          <text:p text:style-name="P13"><text:span text:style-name="T26">docke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60" draw:text-style-name="P15" draw:layer="layout" svg:x1="6.1cm" svg:y1="5.1cm" svg:x2="16.1cm" svg:y2="5.1cm">
          <text:p text:style-name="P13"><text:span text:style-name="T11">1) </text:span><text:span text:style-name="T11">download</text:span></text:p>
          <text:p text:style-name="P13"/>
        </draw:line>
        <draw:line draw:style-name="gr60" draw:text-style-name="P15" draw:layer="layout" svg:x1="6.5cm" svg:y1="5.5cm" svg:x2="16.4cm" svg:y2="6.8cm">
          <text:p text:style-name="P13"><text:span text:style-name="T11">2) </text:span><text:span text:style-name="T11">download</text:span></text:p>
          <text:p text:style-name="P13"/>
        </draw:line>
        <draw:frame draw:style-name="gr63" draw:text-style-name="P42" draw:layer="layout" svg:width="21.317cm" svg:height="0.962cm" svg:x="2.028cm" svg:y="10.038cm">
          <draw:text-box>
            <text:p text:style-name="P41">Une grande quantité d’images de bases, versionnées, existent sur le hub. </text:p>
          </draw:text-box>
        </draw:frame>
        <draw:frame draw:style-name="gr64" draw:text-style-name="P42" draw:layer="layout" svg:width="23.65cm" svg:height="1.673cm" svg:x="2cm" svg:y="11.527cm">
          <draw:text-box>
            <text:p text:style-name="P41">Il est possible, voir conseillé, de mettre ses propres images (Dockerfile) sur le hub.</text:p>
            <text:p text:style-name="P41">Sur un compte privé ou public.</text:p>
          </draw:text-box>
        </draw:frame>
        <draw:frame draw:style-name="gr65" draw:text-style-name="P42" draw:layer="layout" svg:width="22.769cm" svg:height="2.384cm" svg:x="2.029cm" svg:y="13.838cm">
          <draw:text-box>
            <text:p text:style-name="P41">Les fonctionnalités de base de Docker permettent :</text:p>
            <text:p text:style-name="P41">- de construire des conteneurs très simplement et de les faire communiquer sur</text:p>
            <text:p text:style-name="P41">une même machine hôte avec des pré-étapes de configuration. <text:s/></text:p>
          </draw:text-box>
        </draw:frame>
        <draw:frame draw:style-name="gr66" draw:text-style-name="P42" draw:layer="layout" svg:width="23.138cm" svg:height="2.384cm" svg:x="2.029cm" svg:y="16.438cm">
          <draw:text-box>
            <text:p text:style-name="P41">Les fonctionnalités <text:span text:style-name="T27">de </text:span><text:span text:style-name="T27">base</text:span> de Docker ne permettent pas:</text:p>
            <text:p text:style-name="P41">- de déployer une application répartie sur plusieurs machines hôtes en une ligne </text:p>
            <text:p text:style-name="P41">de commande.</text:p>
          </draw:text-box>
        </draw:frame>
        <draw:frame draw:style-name="gr67" draw:text-style-name="P42" draw:layer="layout" svg:width="21.203cm" svg:height="0.962cm" svg:x="2.029cm" svg:y="19.138cm">
          <draw:text-box>
            <text:p text:style-name="P41">docker-compose, docker-swarm et les réseaux overlay, <text:s/>docker-machine. </text:p>
          </draw:text-box>
        </draw:frame>
        <draw:custom-shape draw:style-name="gr68" draw:text-style-name="P44" draw:layer="layout" svg:width="1.8cm" svg:height="0.8cm" svg:x="22.3cm" svg:y="4cm">
          <text:p text:style-name="P13"><text:span text:style-name="T11">scratch</text:span></text:p>
          <draw:enhanced-geometry svg:viewBox="0 0 21600 21600" draw:type="rectangle" draw:enhanced-path="M 0 0 L 21600 0 21600 21600 0 21600 0 0 Z N"/>
        </draw:custom-shape>
        <draw:line draw:style-name="gr69" draw:text-style-name="P45" draw:layer="layout" svg:x1="20.4cm" svg:y1="4.9cm" svg:x2="22.3cm" svg:y2="4.4cm">
          <text:p text:style-name="P13"><text:span text:style-name="T25">FROM</text:span></text:p>
          <text:p text:style-name="P13"><text:span text:style-name="T7"/></text:p>
        </draw:line>
        <presentation:notes draw:style-name="dp2">
          <draw:page-thumbnail draw:style-name="gr1" draw:layer="layout" svg:width="14.848cm" svg:height="11.136cm" svg:x="3.075cm" svg:y="2.257cm" draw:page-number="10" presentation:class="page"/>
          <draw:frame presentation:style-name="pr3" draw:text-style-name="P10"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0">
        <office:forms form:automatic-focus="false" form:apply-design-mode="false"/>
        <draw:frame presentation:style-name="pr7" draw:text-style-name="P17" draw:layer="layout" svg:width="25.199cm" svg:height="1.586cm" svg:x="1.4cm" svg:y="1.014cm" presentation:class="subtitle" presentation:user-transformed="true">
          <draw:text-box>
            <text:p text:style-name="P11"><text:span text:style-name="T4">doc</text:span><text:span text:style-name="T4">ker-</text:span><text:span text:style-name="T4">com</text:span><text:span text:style-name="T4">pos</text:span><text:span text:style-name="T4">e : </text:span></text:p>
          </draw:text-box>
        </draw:frame>
        <draw:frame draw:style-name="gr70" draw:text-style-name="P47" draw:layer="layout" svg:width="10.522cm" svg:height="14.817cm" svg:x="2cm" svg:y="4.3cm">
          <draw:text-box>
            <text:p text:style-name="P13"><text:span text:style-name="T6">docker-</text:span><text:span text:style-name="T6">compos</text:span><text:span text:style-name="T6">e.yml</text:span></text:p>
            <text:p text:style-name="P13"><text:span text:style-name="T6"/></text:p>
            <text:p><text:span text:style-name="T7">version: '2'</text:span></text:p>
            <text:p><text:span text:style-name="T7"/></text:p>
            <text:p><text:span text:style-name="T28">services:</text:span></text:p>
            <text:p><text:span text:style-name="T7"><text:s text:c="3"/></text:span><text:span text:style-name="T29">db:</text:span></text:p>
            <text:p><text:span text:style-name="T7"><text:s text:c="5"/></text:span><text:span text:style-name="T7">image: </text:span><text:span text:style-name="T7">mysql:5.7</text:span></text:p>
            <text:p><text:span text:style-name="T7"><text:s text:c="5"/></text:span><text:span text:style-name="T7">volumes:</text:span></text:p>
            <text:p><text:span text:style-name="T7"><text:s text:c="7"/></text:span><text:span text:style-name="T7">- </text:span><text:span text:style-name="T7">db_data:/v</text:span><text:span text:style-name="T7">ar/lib/mysq</text:span><text:span text:style-name="T7">l</text:span></text:p>
            <text:p><text:span text:style-name="T7"><text:s text:c="5"/></text:span><text:span text:style-name="T7">restart: </text:span><text:span text:style-name="T7">always</text:span></text:p>
            <text:p><text:span text:style-name="T7"><text:s text:c="5"/></text:span><text:span text:style-name="T7">environme</text:span><text:span text:style-name="T7">nt:</text:span></text:p>
            <text:p><text:span text:style-name="T7"><text:s text:c="7"/></text:span><text:span text:style-name="T7">MYSQL_R</text:span><text:span text:style-name="T7">OOT_PAS</text:span><text:span text:style-name="T7">SWORD: </text:span><text:span text:style-name="T7">wordpress</text:span></text:p>
            <text:p><text:span text:style-name="T7"><text:s text:c="7"/></text:span><text:span text:style-name="T7">MYSQL_D</text:span><text:span text:style-name="T7">ATABASE: </text:span><text:span text:style-name="T7">wordpress</text:span></text:p>
            <text:p><text:span text:style-name="T7"><text:s text:c="7"/></text:span><text:span text:style-name="T7">MYSQL_U</text:span><text:span text:style-name="T7">SER: </text:span><text:span text:style-name="T7">wordpress</text:span></text:p>
            <text:p><text:span text:style-name="T7"><text:s text:c="7"/></text:span><text:span text:style-name="T7">MYSQL_P</text:span><text:span text:style-name="T7">ASSWOR</text:span><text:span text:style-name="T7">D: </text:span><text:span text:style-name="T7">wordpress</text:span></text:p>
            <text:p><text:span text:style-name="T7"/></text:p>
            <text:p><text:span text:style-name="T7"><text:s text:c="3"/></text:span><text:span text:style-name="T29">wordpress</text:span><text:span text:style-name="T30">:</text:span></text:p>
            <text:p><text:span text:style-name="T7"><text:s text:c="5"/></text:span><text:span text:style-name="T7">depends_o</text:span><text:span text:style-name="T7">n:</text:span></text:p>
            <text:p><text:span text:style-name="T7"><text:s text:c="7"/></text:span><text:span text:style-name="T7">- db</text:span></text:p>
            <text:p><text:span text:style-name="T7"><text:s text:c="5"/></text:span><text:span text:style-name="T7">image: </text:span><text:span text:style-name="T7">wordpress:</text:span><text:span text:style-name="T7">latest</text:span></text:p>
            <text:p><text:span text:style-name="T7"><text:s text:c="5"/></text:span><text:span text:style-name="T7">ports:</text:span></text:p>
            <text:p><text:span text:style-name="T7"><text:s text:c="7"/></text:span><text:span text:style-name="T7">- </text:span><text:span text:style-name="T7">"8000:80"</text:span></text:p>
            <text:p><text:span text:style-name="T7"><text:s text:c="5"/></text:span><text:span text:style-name="T7">restart: </text:span><text:span text:style-name="T7">always</text:span></text:p>
            <text:p><text:span text:style-name="T7"><text:s text:c="5"/></text:span><text:span text:style-name="T7">environme</text:span><text:span text:style-name="T7">nt:</text:span></text:p>
            <text:p><text:span text:style-name="T7"><text:s text:c="7"/></text:span><text:span text:style-name="T7">WORDPR</text:span><text:span text:style-name="T7">ESS_DB_</text:span><text:span text:style-name="T7">HOST: </text:span><text:span text:style-name="T29">db</text:span><text:span text:style-name="T7">:3306</text:span></text:p>
            <text:p><text:span text:style-name="T7"><text:s text:c="7"/></text:span><text:span text:style-name="T7">WORDPR</text:span><text:span text:style-name="T7">ESS_DB_P</text:span><text:span text:style-name="T7">ASSWOR</text:span><text:span text:style-name="T7">D: </text:span><text:span text:style-name="T7">wordpress</text:span></text:p>
            <text:p><text:span text:style-name="T28">volumes:</text:span></text:p>
            <text:p><text:span text:style-name="T7"><text:s text:c="4"/></text:span><text:span text:style-name="T7">db_data:</text:span></text:p>
          </draw:text-box>
        </draw:frame>
        <draw:frame draw:style-name="gr71" draw:text-style-name="P9" draw:layer="layout" svg:width="19.793cm" svg:height="0.962cm" svg:x="1.4cm" svg:y="2.8cm">
          <draw:text-box>
            <text:p>Sur Linux docker-compose nécessite une installation supplémentaire</text:p>
          </draw:text-box>
        </draw:frame>
        <draw:frame draw:style-name="gr72" draw:text-style-name="P9" draw:layer="layout" svg:width="14.451cm" svg:height="6.48cm" svg:x="13.2cm" svg:y="4.819cm">
          <draw:text-box>
            <text:p>Docker-compose, dans un seul fichier, permet de:</text:p>
            <text:p/>
            <text:p><text:span text:style-name="T7">- définir </text:span><text:span text:style-name="T7">toutes la </text:span><text:span text:style-name="T7">configurati</text:span><text:span text:style-name="T7">on de </text:span><text:span text:style-name="T7">« lien » </text:span><text:span text:style-name="T7">entre les</text:span></text:p>
            <text:p><text:span text:style-name="T7">conteneur </text:span><text:span text:style-name="T7">(ip des </text:span><text:span text:style-name="T7">services </text:span><text:span text:style-name="T7">dans le </text:span><text:span text:style-name="T7">network, </text:span><text:span text:style-name="T7">volumes </text:span><text:span text:style-name="T7">partagés, </text:span><text:span text:style-name="T28">etc.</text:span><text:span text:style-name="T7">)</text:span></text:p>
            <text:p><text:span text:style-name="T7"/></text:p>
            <text:p><text:span text:style-name="T7">- attribuer </text:span><text:span text:style-name="T7">les </text:span><text:span text:style-name="T7">ressources </text:span><text:span text:style-name="T7">aux </text:span><text:span text:style-name="T7">conteneurs</text:span></text:p>
            <text:p><text:span text:style-name="T7"/></text:p>
            <text:p><text:span text:style-name="T7">- et plein </text:span><text:span text:style-name="T7">d’autres </text:span><text:span text:style-name="T7">choses...</text:span></text:p>
          </draw:text-box>
        </draw:frame>
        <draw:frame draw:style-name="gr73" draw:text-style-name="P9" draw:layer="layout" svg:width="13.21cm" svg:height="2.939cm" svg:x="13.59cm" svg:y="10.927cm">
          <draw:text-box>
            <text:p>En une ligne de commande je peux déployer </text:p>
            <text:p>un wordpress en local sans écrire de script :</text:p>
            <text:p text:style-name="P13"><text:span text:style-name="T31"/></text:p>
            <text:p text:style-name="P13"><text:span text:style-name="T21">docker</text:span><text:span text:style-name="T21">-</text:span><text:span text:style-name="T21">compo</text:span><text:span text:style-name="T21">se up</text:span></text:p>
          </draw:text-box>
        </draw:frame>
        <draw:frame draw:style-name="gr53" draw:text-style-name="P42" draw:layer="layout" svg:width="13.249cm" svg:height="3.191cm" svg:x="13.57cm" svg:y="15.838cm">
          <draw:text-box>
            <text:p text:style-name="P41">Pour le moment tous les conteneurs sont sur la </text:p>
            <text:p text:style-name="P41">même machine. </text:p>
            <text:p text:style-name="P41">Pour déployer des conteneurs communiquant sur</text:p>
            <text:p text:style-name="P41">des machines différentes je dois utiliser docker swarm</text:p>
            <text:p text:style-name="P41">et les réseaux « overlay ».</text:p>
          </draw:text-box>
        </draw:frame>
        <presentation:notes draw:style-name="dp2">
          <draw:page-thumbnail draw:style-name="gr1" draw:layer="layout" svg:width="14.848cm" svg:height="11.136cm" svg:x="3.075cm" svg:y="2.257cm" draw:page-number="11" presentation:class="page"/>
          <draw:frame presentation:style-name="pr3" draw:text-style-name="P10"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office:forms form:automatic-focus="false" form:apply-design-mode="false"/>
        <draw:frame presentation:style-name="pr7" draw:text-style-name="P17" draw:layer="layout" svg:width="25.199cm" svg:height="1.586cm" svg:x="1.4cm" svg:y="1.014cm" presentation:class="subtitle" presentation:user-transformed="true">
          <draw:text-box>
            <text:p text:style-name="P11"><text:span text:style-name="T4">Doc</text:span><text:span text:style-name="T4">ker </text:span><text:span text:style-name="T4">swa</text:span><text:span text:style-name="T4">rm : </text:span></text:p>
          </draw:text-box>
        </draw:frame>
        <draw:frame draw:style-name="gr71" draw:text-style-name="P9" draw:layer="layout" svg:width="23.049cm" svg:height="0.962cm" svg:x="1.4cm" svg:y="2.338cm">
          <draw:text-box>
            <text:p>La gestion des swarms (essaims) fait partie des commandes de base de docker.</text:p>
          </draw:text-box>
        </draw:frame>
        <draw:custom-shape draw:style-name="gr74" draw:text-style-name="P13" draw:layer="layout" svg:width="8cm" svg:height="12.9cm" svg:x="0.8cm" svg:y="5.3cm">
          <text:p text:style-name="P13">123.1.2.3.4</text:p>
          <text:p text:style-name="P13">(manager <text:span text:style-name="T32">&amp; worker</text:span>)</text:p>
          <draw:enhanced-geometry svg:viewBox="0 0 21600 21600" draw:type="rectangle" draw:enhanced-path="M 0 0 L 21600 0 21600 21600 0 21600 0 0 Z N"/>
        </draw:custom-shape>
        <draw:custom-shape draw:style-name="gr75" draw:text-style-name="P13" draw:layer="layout" svg:width="8cm" svg:height="11.9cm" svg:x="10.2cm" svg:y="5.3cm">
          <text:p text:style-name="P13">231.5.6.7.8</text:p>
          <text:p text:style-name="P13">(worker1)</text:p>
          <draw:enhanced-geometry svg:viewBox="0 0 21600 21600" draw:type="rectangle" draw:enhanced-path="M 0 0 L 21600 0 21600 21600 0 21600 0 0 Z N"/>
        </draw:custom-shape>
        <draw:custom-shape draw:style-name="gr75" draw:text-style-name="P13" draw:layer="layout" svg:width="8cm" svg:height="11.9cm" svg:x="19.4cm" svg:y="5.3cm">
          <text:p text:style-name="P13">312.9.0.1.2</text:p>
          <text:p text:style-name="P13">(worker2)</text:p>
          <draw:enhanced-geometry svg:viewBox="0 0 21600 21600" draw:type="rectangle" draw:enhanced-path="M 0 0 L 21600 0 21600 21600 0 21600 0 0 Z N"/>
        </draw:custom-shape>
        <draw:custom-shape draw:style-name="gr76" draw:text-style-name="P32" draw:layer="layout" svg:width="6.4cm" svg:height="1.2cm" svg:x="1.6cm" svg:y="7.5cm">
          <text:p text:style-name="P13"><text:span text:style-name="T14"><text:s/></text:span><text:span text:style-name="T14">docker </text:span><text:span text:style-name="T22">swarm</text:span><text:span text:style-name="T14"> </text:span><text:span text:style-name="T22">init</text:span><text:span text:style-name="T14"> \ <text:s/></text:span></text:p>
          <text:p text:style-name="P13"><text:span text:style-name="T14">--</text:span><text:span text:style-name="T14">advertis</text:span><text:span text:style-name="T14">e-addr </text:span><text:span text:style-name="T14">123.1.2.</text:span><text:span text:style-name="T14">3.4</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77" draw:text-style-name="P49" draw:layer="layout" svg:width="6.977cm" svg:height="1.273cm" svg:x="1.423cm" svg:y="9.127cm">
          <draw:text-box>
            <text:p text:style-name="P48"><text:span text:style-name="T27">docker </text:span><text:span text:style-name="T27">swarm join </text:span><text:span text:style-name="T27">\</text:span></text:p>
            <text:p text:style-name="P48"><text:span text:style-name="T27"><text:s text:c="4"/></text:span><text:span text:style-name="T27">--token </text:span><text:span text:style-name="T27">abcd </text:span><text:span text:style-name="T22">123.1.2.3.4</text:span><text:span text:style-name="T27">:</text:span><text:span text:style-name="T27">2377</text:span></text:p>
          </draw:text-box>
        </draw:frame>
        <draw:line draw:style-name="gr61" draw:text-style-name="P15" draw:layer="layout" svg:x1="4.5cm" svg:y1="8.7cm" svg:x2="4.5cm" svg:y2="9.4cm">
          <text:p text:style-name="P13"/>
          <text:p text:style-name="P13"/>
        </draw:line>
        <draw:custom-shape draw:style-name="gr78" draw:text-style-name="P51" draw:layer="layout" svg:width="6.6cm" svg:height="1.2cm" svg:x="10.8cm" svg:y="7.5cm">
          <text:p text:style-name="P50"><text:span text:style-name="T24">docker </text:span><text:span text:style-name="T22">swarm</text:span><text:span text:style-name="T24"> </text:span><text:span text:style-name="T22">join</text:span><text:span text:style-name="T24"> \</text:span></text:p>
          <text:p text:style-name="P50"><text:span text:style-name="T33"><text:s text:c="4"/></text:span><text:span text:style-name="T33">--token abcd </text:span><text:span text:style-name="T24">123.1.2.3.4</text:span><text:span text:style-name="T33">:2377</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78" draw:text-style-name="P51" draw:layer="layout" svg:width="6.6cm" svg:height="1.2cm" svg:x="20.2cm" svg:y="7.5cm">
          <text:p text:style-name="P50"><text:span text:style-name="T24">docker </text:span><text:span text:style-name="T22">swarm</text:span><text:span text:style-name="T24"> </text:span><text:span text:style-name="T22">join</text:span><text:span text:style-name="T24"> \</text:span></text:p>
          <text:p text:style-name="P50"><text:span text:style-name="T33"><text:s text:c="4"/></text:span><text:span text:style-name="T33">--token abcd </text:span><text:span text:style-name="T24">123.1.2.3.4</text:span><text:span text:style-name="T33">:2377</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10" draw:text-style-name="P15" draw:layer="layout" svg:x1="6.4cm" svg:y1="9.4cm" svg:x2="10.8cm" svg:y2="8.1cm">
          <text:p/>
        </draw:line>
        <draw:line draw:style-name="gr10" draw:text-style-name="P15" draw:layer="layout" svg:x1="8.2cm" svg:y1="10cm" svg:x2="20.2cm" svg:y2="8.5cm">
          <text:p/>
        </draw:line>
        <draw:custom-shape draw:style-name="gr79" draw:text-style-name="P52" draw:layer="layout" svg:width="26.6cm" svg:height="0.7cm" svg:x="0.8cm" svg:y="4.4cm">
          <text:p text:style-name="P43"><text:span text:style-name="T11">ReseauMultiHost (10.0.9.0/24) (local au </text:span><text:span text:style-name="T11">cluster et optionnel)</text:span></text:p>
          <draw:enhanced-geometry svg:viewBox="0 0 21600 21600" draw:type="rectangle" draw:enhanced-path="M 0 0 L 21600 0 21600 21600 0 21600 0 0 Z N"/>
        </draw:custom-shape>
        <draw:custom-shape draw:style-name="gr80" draw:text-style-name="P54" draw:layer="layout" svg:width="6.4cm" svg:height="2cm" svg:x="1.5cm" svg:y="10.7cm">
          <text:p text:style-name="P43"><text:span text:style-name="T11"><text:s/></text:span><text:span text:style-name="T11">docker network create \</text:span></text:p>
          <text:p text:style-name="P53"><text:span text:style-name="T11"><text:s text:c="2"/></text:span><text:span text:style-name="T11">--driver overlay \</text:span></text:p>
          <text:p text:style-name="P53"><text:span text:style-name="T11"><text:s text:c="2"/></text:span><text:span text:style-name="T11">--subnet 10.0.9.0/24 \</text:span></text:p>
          <text:p text:style-name="P53"><text:span text:style-name="T11"><text:s text:c="2"/></text:span><text:span text:style-name="T12">reseauMultiHost</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81" draw:text-style-name="P55" draw:layer="layout" svg:width="26.6cm" svg:height="0.7cm" svg:x="0.8cm" svg:y="3.6cm">
          <text:p text:style-name="P43"><text:span text:style-name="T11">Ingress </text:span><text:span text:style-name="T11">network </text:span><text:span text:style-name="T11">(dns par </text:span><text:span text:style-name="T11">défaut </text:span><text:span text:style-name="T11">local </text:span><text:span text:style-name="T11">au cluster) </text:span></text:p>
          <draw:enhanced-geometry svg:viewBox="0 0 21600 21600" draw:type="rectangle" draw:enhanced-path="M 0 0 L 21600 0 21600 21600 0 21600 0 0 Z N"/>
        </draw:custom-shape>
        <draw:custom-shape draw:style-name="gr82" draw:text-style-name="P54" draw:layer="layout" svg:width="7.2cm" svg:height="2cm" svg:x="1.2cm" svg:y="13.1cm">
          <text:p><text:span text:style-name="T11">docker </text:span><text:span text:style-name="T12">service</text:span><text:span text:style-name="T11"> create </text:span><text:span text:style-name="T12">--replicas 2</text:span><text:span text:style-name="T11"> \</text:span></text:p>
          <text:p><text:span text:style-name="T11">--network </text:span><text:span text:style-name="T12">reseauMultiHost</text:span><text:span text:style-name="T11"> \</text:span></text:p>
          <text:p><text:span text:style-name="T11">--name </text:span><text:span text:style-name="T12">tomcatServ</text:span><text:span text:style-name="T11"> </text:span><text:span text:style-name="T12">tomcatImg</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83" draw:text-style-name="P34" draw:layer="layout" svg:width="5cm" svg:height="1.9cm" svg:x="11.8cm" svg:y="11cm">
          <text:p text:style-name="P13"><text:span text:style-name="T10">cont123</text:span></text:p>
          <text:p text:style-name="P43"><text:span text:style-name="T34">10.0.9.3:8080</text:span></text:p>
          <text:p text:style-name="P43"><text:span text:style-name="T35">tomcatServ:8080</text:span></text:p>
          <draw:enhanced-geometry svg:viewBox="0 0 21600 21600" draw:type="rectangle" draw:enhanced-path="M 0 0 L 21600 0 21600 21600 0 21600 0 0 Z N"/>
        </draw:custom-shape>
        <draw:custom-shape draw:style-name="gr83" draw:text-style-name="P34" draw:layer="layout" svg:width="5cm" svg:height="1.9cm" svg:x="21cm" svg:y="11cm">
          <text:p text:style-name="P13"><text:span text:style-name="T10">cont456</text:span></text:p>
          <text:p text:style-name="P43"><text:span text:style-name="T34">10.0.9.4:8080</text:span></text:p>
          <text:p text:style-name="P43"><text:span text:style-name="T35">tomcatServ:8080</text:span></text:p>
          <draw:enhanced-geometry svg:viewBox="0 0 21600 21600" draw:type="rectangle" draw:enhanced-path="M 0 0 L 21600 0 21600 21600 0 21600 0 0 Z N"/>
        </draw:custom-shape>
        <draw:line draw:style-name="gr10" draw:text-style-name="P15" draw:layer="layout" svg:x1="8.4cm" svg:y1="13.1cm" svg:x2="11.4cm" svg:y2="12.2cm">
          <text:p/>
        </draw:line>
        <draw:line draw:style-name="gr10" draw:text-style-name="P15" draw:layer="layout" svg:x1="8.6cm" svg:y1="13.8cm" svg:x2="20.8cm" svg:y2="12.8cm">
          <text:p/>
        </draw:line>
        <draw:custom-shape draw:style-name="gr84" draw:text-style-name="P54" draw:layer="layout" svg:width="7.2cm" svg:height="2.499cm" svg:x="1.201cm" svg:y="15.401cm">
          <text:p><text:span text:style-name="T11">docker </text:span><text:span text:style-name="T12">service</text:span><text:span text:style-name="T11"> </text:span><text:span text:style-name="T11">create</text:span></text:p>
          <text:p><text:span text:style-name="T11">--publish </text:span><text:span text:style-name="T12">5000:80 </text:span><text:span text:style-name="T36">\</text:span></text:p>
          <text:p><text:span text:style-name="T11">--network </text:span><text:span text:style-name="T12">reseauMult</text:span><text:span text:style-name="T12">iHost</text:span><text:span text:style-name="T11"> \</text:span></text:p>
          <text:p><text:span text:style-name="T11">--name </text:span><text:span text:style-name="T12">apacheSer</text:span><text:span text:style-name="T12">v</text:span><text:span text:style-name="T11"> </text:span><text:span text:style-name="T12">apacheImg</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85" draw:text-style-name="P34" draw:layer="layout" svg:width="5cm" svg:height="3.7cm" svg:x="21cm" svg:y="13.1cm">
          <text:p text:style-name="P13"><text:span text:style-name="T10">cont789</text:span></text:p>
          <text:p text:style-name="P43"><text:span text:style-name="T34">10.0.9.3:80</text:span></text:p>
          <text:p text:style-name="P43"><text:span text:style-name="T35">apacheServt:80</text:span></text:p>
          <text:p text:style-name="P43"><text:span text:style-name="T35"/></text:p>
          <text:p text:style-name="P13"><text:span text:style-name="T37">123.1.2.3.4:5000</text:span></text:p>
          <text:p text:style-name="P13"><text:span text:style-name="T37">231.5.6.7.8:5000</text:span></text:p>
          <text:p text:style-name="P13"><text:span text:style-name="T37">312.9.0.1.2:5000</text:span></text:p>
          <draw:enhanced-geometry svg:viewBox="0 0 21600 21600" draw:type="rectangle" draw:enhanced-path="M 0 0 L 21600 0 21600 21600 0 21600 0 0 Z N"/>
        </draw:custom-shape>
        <draw:frame draw:style-name="gr86" draw:text-style-name="P57" draw:layer="layout" svg:width="12.6cm" svg:height="2.147cm" svg:x="0.2cm" svg:y="18cm">
          <draw:text-box>
            <text:p text:style-name="P56"/>
            <text:p text:style-name="P56"><text:s text:c="4"/>Port 7946 TCP/UDP for container network discovery.</text:p>
            <text:p text:style-name="P56"><text:s text:c="4"/>Port 4789 UDP for the container ingress network.</text:p>
            <text:p text:style-name="P56"/>
          </draw:text-box>
        </draw:frame>
        <draw:line draw:style-name="gr10" draw:text-style-name="P15" draw:layer="layout" svg:x1="8.6cm" svg:y1="16.344cm" svg:x2="20.8cm" svg:y2="15.344cm">
          <text:p/>
        </draw:line>
        <draw:custom-shape draw:style-name="gr87" draw:text-style-name="P15" draw:layer="layout" svg:width="4cm" svg:height="1.6cm" svg:x="21.6cm" svg:y="15cm">
          <text:p/>
          <draw:enhanced-geometry svg:viewBox="0 0 21600 21600" draw:type="rectangle" draw:enhanced-path="M 0 0 L 21600 0 21600 21600 0 21600 0 0 Z N"/>
        </draw:custom-shape>
        <draw:custom-shape draw:style-name="gr88" draw:text-style-name="P58" draw:layer="layout" svg:width="0.8cm" svg:height="2.4cm" svg:x="23.2cm" svg:y="16.6cm">
          <text:p text:style-name="P13">Requêtes depuis l’extérieur</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3" draw:text-style-name="P60" draw:layer="layout" svg:width="10.268cm" svg:height="0.806cm" svg:x="17.629cm" svg:y="19.138cm">
          <draw:text-box>
            <text:p text:style-name="P59">Le port est publié sur l’ensemble des nœuds</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10"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0">
        <office:forms form:automatic-focus="false" form:apply-design-mode="false"/>
        <draw:frame presentation:style-name="pr7" draw:text-style-name="P17" draw:layer="layout" svg:width="25.199cm" svg:height="1.586cm" svg:x="1.4cm" svg:y="1.014cm" presentation:class="subtitle" presentation:user-transformed="true">
          <draw:text-box>
            <text:p text:style-name="P11"><text:span text:style-name="T4">doc</text:span><text:span text:style-name="T4">ker </text:span><text:span text:style-name="T4">stac</text:span><text:span text:style-name="T4">k </text:span></text:p>
          </draw:text-box>
        </draw:frame>
        <draw:frame draw:style-name="gr70" draw:text-style-name="P47" draw:layer="layout" svg:width="11.957cm" svg:height="16.75cm" svg:x="1cm" svg:y="3.8cm">
          <draw:text-box>
            <text:p text:style-name="P13"><text:span text:style-name="T6">docker-</text:span><text:span text:style-name="T6">stack.y</text:span><text:span text:style-name="T6">ml </text:span><text:span text:style-name="T6">(extrait)</text:span></text:p>
            <text:p><text:span text:style-name="T38">services</text:span><text:span text:style-name="T7">:</text:span></text:p>
            <text:p><text:span text:style-name="T7">[...]</text:span></text:p>
            <text:p><text:span text:style-name="T7"><text:s text:c="2"/></text:span><text:span text:style-name="T29">db</text:span><text:span text:style-name="T7">:</text:span></text:p>
            <text:p><text:span text:style-name="T7"><text:s text:c="4"/></text:span><text:span text:style-name="T7">image: </text:span><text:span text:style-name="T7">postgres:9.</text:span><text:span text:style-name="T7">4</text:span></text:p>
            <text:p><text:span text:style-name="T7"><text:s text:c="4"/></text:span><text:span text:style-name="T7">volumes:</text:span></text:p>
            <text:p><text:span text:style-name="T7"><text:s text:c="6"/></text:span><text:span text:style-name="T7">- db-</text:span><text:span text:style-name="T7">data:/var/li</text:span><text:span text:style-name="T7">b/postgres</text:span><text:span text:style-name="T7">ql/data</text:span></text:p>
            <text:p><text:span text:style-name="T7"><text:s text:c="4"/></text:span><text:span text:style-name="T7">networks:</text:span></text:p>
            <text:p><text:span text:style-name="T7"><text:s text:c="6"/></text:span><text:span text:style-name="T7">- </text:span><text:span text:style-name="T7">backend</text:span></text:p>
            <text:p><text:span text:style-name="T7"><text:s text:c="4"/></text:span><text:span text:style-name="T7">deploy:</text:span></text:p>
            <text:p><text:span text:style-name="T7"><text:s text:c="6"/></text:span><text:span text:style-name="T7">placement:</text:span></text:p>
            <text:p><text:span text:style-name="T7"><text:s text:c="8"/></text:span><text:span text:style-name="T7">constraints</text:span><text:span text:style-name="T7">: [node.role </text:span><text:span text:style-name="T7">== </text:span><text:span text:style-name="T7">manager]</text:span></text:p>
            <text:p><text:span text:style-name="T7"><text:s text:c="2"/></text:span><text:span text:style-name="T29">vote</text:span><text:span text:style-name="T7">:</text:span></text:p>
            <text:p><text:span text:style-name="T7"><text:s text:c="4"/></text:span><text:span text:style-name="T7">image: </text:span><text:span text:style-name="T7">dockersam</text:span><text:span text:style-name="T7">ples/exam</text:span><text:span text:style-name="T7">plevotinga</text:span><text:span text:style-name="T7">pp_vote:be</text:span><text:span text:style-name="T7">fore</text:span></text:p>
            <text:p><text:span text:style-name="T7"><text:s text:c="4"/></text:span><text:span text:style-name="T7">ports:</text:span></text:p>
            <text:p><text:span text:style-name="T7"><text:s text:c="6"/></text:span><text:span text:style-name="T7">- </text:span><text:span text:style-name="T7">5000:80</text:span></text:p>
            <text:p><text:span text:style-name="T7"><text:s text:c="4"/></text:span><text:span text:style-name="T7">networks:</text:span></text:p>
            <text:p><text:span text:style-name="T7"><text:s text:c="6"/></text:span><text:span text:style-name="T7">- </text:span><text:span text:style-name="T7">frontend</text:span></text:p>
            <text:p><text:span text:style-name="T7"><text:s text:c="4"/></text:span><text:span text:style-name="T7">depends_o</text:span><text:span text:style-name="T7">n:</text:span></text:p>
            <text:p><text:span text:style-name="T7"><text:s text:c="6"/></text:span><text:span text:style-name="T7">- redis</text:span></text:p>
            <text:p><text:span text:style-name="T7"><text:s text:c="4"/></text:span><text:span text:style-name="T7">deploy:</text:span></text:p>
            <text:p><text:span text:style-name="T7"><text:s text:c="6"/></text:span><text:span text:style-name="T7">replicas: 2</text:span></text:p>
            <text:p><text:span text:style-name="T7"><text:s text:c="6"/></text:span><text:span text:style-name="T7">update_co</text:span><text:span text:style-name="T7">nfig:</text:span></text:p>
            <text:p><text:span text:style-name="T7"><text:s text:c="8"/></text:span><text:span text:style-name="T7">parallelism</text:span><text:span text:style-name="T7">: 2</text:span></text:p>
            <text:p><text:span text:style-name="T7"><text:s text:c="6"/></text:span><text:span text:style-name="T7">restart_poli</text:span><text:span text:style-name="T7">cy:</text:span></text:p>
            <text:p><text:span text:style-name="T7"><text:s text:c="8"/></text:span><text:span text:style-name="T7">condition: </text:span><text:span text:style-name="T7">on-failure</text:span></text:p>
            <text:p><text:span text:style-name="T7">[...]</text:span></text:p>
            <text:p><text:span text:style-name="T38">networks</text:span><text:span text:style-name="T7">:</text:span></text:p>
            <text:p><text:span text:style-name="T7"><text:s text:c="2"/></text:span><text:span text:style-name="T7">frontend:</text:span></text:p>
            <text:p><text:span text:style-name="T7"><text:s text:c="2"/></text:span><text:span text:style-name="T7">backend:</text:span></text:p>
            <text:p><text:span text:style-name="T38">volumes</text:span><text:span text:style-name="T7">:</text:span></text:p>
            <text:p><text:span text:style-name="T7">db-data:</text:span></text:p>
          </draw:text-box>
        </draw:frame>
        <draw:frame draw:style-name="gr89" draw:text-style-name="P60" draw:layer="layout" svg:width="27.511cm" svg:height="1.199cm" svg:x="0.3cm" svg:y="2.5cm">
          <draw:text-box>
            <text:p text:style-name="P59">A l’instar de docker-compose, docker stack permet de déployer des service au sein d’un cluster grâce à des fichier «<text:span text:style-name="T39"> yml </text:span>» </text:p>
          </draw:text-box>
        </draw:frame>
        <draw:frame draw:style-name="gr90" draw:text-style-name="P9" draw:layer="layout" svg:width="14.586cm" svg:height="5.257cm" svg:x="13.2cm" svg:y="4.219cm">
          <draw:text-box>
            <text:p>docker stack, dans un seul fichier, permet de:</text:p>
            <text:p/>
            <text:p><text:span text:style-name="T7">- définir </text:span><text:span text:style-name="T7">toutes la </text:span><text:span text:style-name="T7">configurati</text:span><text:span text:style-name="T7">on des </text:span><text:span text:style-name="T7">services </text:span><text:span text:style-name="T7">au sein du </text:span><text:span text:style-name="T7">cluster</text:span></text:p>
            <text:p><text:span text:style-name="T7"/></text:p>
            <text:p><text:span text:style-name="T7">- attribuer </text:span><text:span text:style-name="T7">les </text:span><text:span text:style-name="T7">ressources </text:span><text:span text:style-name="T7">aux </text:span><text:span text:style-name="T28">services</text:span></text:p>
            <text:p><text:span text:style-name="T28"/></text:p>
            <text:p><text:span text:style-name="T40">- </text:span><text:span text:style-name="T29">ATTENTIO</text:span><text:span text:style-name="T29">N</text:span><text:span text:style-name="T40"> : </text:span><text:span text:style-name="T40">Contrairem</text:span><text:span text:style-name="T40">ent au </text:span><text:span text:style-name="T40">mapping </text:span><text:span text:style-name="T40">des ports, </text:span><text:span text:style-name="T40">les </text:span><text:span text:style-name="T40">volumes </text:span><text:span text:style-name="T40">ne </text:span></text:p>
            <text:p><text:span text:style-name="T40">concernent </text:span><text:span text:style-name="T40">pas </text:span><text:span text:style-name="T40">l’ensemble </text:span><text:span text:style-name="T40">du cluster </text:span><text:span text:style-name="T40">mais juste </text:span><text:span text:style-name="T40">le </text:span><text:span text:style-name="T40">manager.</text:span></text:p>
            <text:p><text:span text:style-name="T40">Les </text:span><text:span text:style-name="T40">données </text:span><text:span text:style-name="T40">sont </text:span><text:span text:style-name="T40">conservée</text:span><text:span text:style-name="T40">s d’un </text:span><text:span text:style-name="T40">déploieme</text:span><text:span text:style-name="T40">nt à l’autre.</text:span></text:p>
          </draw:text-box>
        </draw:frame>
        <draw:frame draw:style-name="gr73" draw:text-style-name="P9" draw:layer="layout" svg:width="13.261cm" svg:height="5.702cm" svg:x="13.59cm" svg:y="10.427cm">
          <draw:text-box>
            <text:p>En une ligne de commande je peux déployer </text:p>
            <text:p>une application répartie dans un cluster :</text:p>
            <text:p text:style-name="P13"><text:span text:style-name="T41">docker </text:span><text:span text:style-name="T41">stack </text:span><text:span text:style-name="T41">deploy </text:span><text:span text:style-name="T41">--compose</text:span><text:span text:style-name="T41">-file </text:span><text:span text:style-name="T41">docker-</text:span><text:span text:style-name="T41">stack.yml </text:span><text:span text:style-name="T41">monAppli</text:span></text:p>
            <text:p text:style-name="P13"><text:span text:style-name="T41"/></text:p>
            <text:p>Mise à jour à chaud du cluster :</text:p>
            <text:p text:style-name="P6"><text:span text:style-name="T41">docker </text:span><text:span text:style-name="T41">service </text:span><text:span text:style-name="T41">scale </text:span><text:span text:style-name="T41">monServic</text:span><text:span text:style-name="T41">e=5</text:span></text:p>
            <text:p text:style-name="P6"><text:span text:style-name="T41">docker </text:span><text:span text:style-name="T41">service </text:span><text:span text:style-name="T41">upgrade </text:span><text:span text:style-name="T41">[create </text:span><text:span text:style-name="T41">option] </text:span><text:span text:style-name="T41">monServic</text:span><text:span text:style-name="T41">e</text:span></text:p>
            <text:p text:style-name="P6"><text:span text:style-name="T41">docker </text:span><text:span text:style-name="T41">swarm </text:span><text:span text:style-name="T41">update </text:span><text:span text:style-name="T41">[create </text:span><text:span text:style-name="T41">option]</text:span></text:p>
            <text:p text:style-name="P6"><text:span text:style-name="T41">docker </text:span><text:span text:style-name="T41">node </text:span><text:span text:style-name="T41">update </text:span><text:span text:style-name="T41">[create </text:span><text:span text:style-name="T41">option] </text:span><text:span text:style-name="T41">/ </text:span><text:span text:style-name="T41">join / </text:span><text:span text:style-name="T41">leave / </text:span><text:span text:style-name="T41">promote</text:span></text:p>
            <text:p text:style-name="P6"><text:span text:style-name="T41"/></text:p>
          </draw:text-box>
        </draw:frame>
        <draw:frame draw:style-name="gr53" draw:text-style-name="P42" draw:layer="layout" svg:width="14.646cm" svg:height="3.779cm" svg:x="13.07cm" svg:y="16.738cm">
          <draw:text-box>
            <text:p text:style-name="P41">Pour le moment je dois à créer les machines de mon cluster</text:p>
            <text:p text:style-name="P41">et installer docker sur chacune d’elles. A la main, pfff....</text:p>
            <text:p text:style-name="P41"/>
            <text:p text:style-name="P41">docker-machine permet de créer et gérer des machines</text:p>
            <text:p text:style-name="P41">virtuelles sur mon poste local ou directement sur </text:p>
            <text:p text:style-name="P41">les fournisseurs de cloud afin de construire mon essaim</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presentation:style-name="pr5" draw:layer="layout" svg:width="25.199cm" svg:height="12.179cm" svg:x="1.4cm" svg:y="4.914cm" presentation:class="outline" presentation:user-transformed="true">
          <draw:text-box>
            <text:list text:style-name="L2">
              <text:list-item>
                <text:p>Des machines contenant docker peuvent être créer simplement grace à docker-machine</text:p>
              </text:list-item>
            </text:list>
          </draw:text-box>
        </draw:frame>
        <draw:frame draw:style-name="gr53" draw:text-style-name="P9" draw:layer="layout" svg:width="24.463cm" svg:height="2.384cm" svg:x="4.4cm" svg:y="12.4cm">
          <draw:text-box>
            <text:p>When you install Docker Machine, you get a set of drivers for various cloud providers </text:p>
            <text:p>(like Amazon Web Services, Digital Ocean, or Microsoft Azure) </text:p>
            <text:p>and local providers (like Oracle VirtualBox, VMWare Fusion, or Microsoft Hyper-V).</text:p>
          </draw:text-box>
        </draw:frame>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presentation:notes draw:style-name="dp2">
          <draw:page-thumbnail draw:style-name="gr1" draw:layer="layout" svg:width="14.848cm" svg:height="11.136cm" svg:x="3.075cm" svg:y="2.257cm" draw:page-number="15" presentation:class="page"/>
          <draw:frame presentation:style-name="pr3" draw:text-style-name="P10"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0">
        <office:forms form:automatic-focus="false" form:apply-design-mode="false"/>
        <draw:frame presentation:style-name="pr7" draw:text-style-name="P17" draw:layer="layout" svg:width="25.199cm" svg:height="1.586cm" svg:x="1.4cm" svg:y="1.014cm" presentation:class="subtitle" presentation:user-transformed="true">
          <draw:text-box>
            <text:p text:style-name="P11"><text:span text:style-name="T4">Inté</text:span><text:span text:style-name="T4">grati</text:span><text:span text:style-name="T4">on </text:span><text:span text:style-name="T4">de </text:span><text:span text:style-name="T4">doc</text:span><text:span text:style-name="T4">ker </text:span><text:span text:style-name="T4">swa</text:span><text:span text:style-name="T4">rm </text:span><text:span text:style-name="T4">à </text:span><text:span text:style-name="T4">doc</text:span><text:span text:style-name="T4">ker-</text:span><text:span text:style-name="T4">com</text:span><text:span text:style-name="T4">pos</text:span><text:span text:style-name="T4">e : </text:span></text:p>
          </draw:text-box>
        </draw:frame>
        <presentation:notes draw:style-name="dp2">
          <draw:page-thumbnail draw:style-name="gr1" draw:layer="layout" svg:width="14.848cm" svg:height="11.136cm" svg:x="3.075cm" svg:y="2.257cm" draw:page-number="16"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fr" fo:country="FR" style:letter-kerning="true" style:font-name-asian="FreeSans" style:font-family-asian="FreeSans" style:font-family-generic-asian="swiss" style:font-pitch-asian="variable" style:font-size-asian="12pt" style:language-asian="hi" style:country-asian="IN"/>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Index" style:family="graphic">
      <style:paragraph-properties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9T06:11:40.962625008</meta:creation-date>
    <meta:generator>LibreOffice/5.1.6.2$Linux_X86_64 LibreOffice_project/10m0$Build-2</meta:generator>
    <dc:date>2017-04-09T07:57:31.807842220</dc:date>
    <meta:editing-duration>P9DT7H11M58S</meta:editing-duration>
    <meta:editing-cycles>117</meta:editing-cycles>
    <meta:document-statistic meta:object-count="246"/>
  </office:meta>
</office:document-meta>
</file>